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F00000025956CFB12.jpg"/>
  <manifest:file-entry manifest:media-type="" manifest:full-path="Pictures/20000007000065E9000042FAE9F94B32.svm"/>
  <manifest:file-entry manifest:media-type="" manifest:full-path="Pictures/20000007000061C700004BDD9B1FF6CA.svm"/>
  <manifest:file-entry manifest:media-type="" manifest:full-path="Pictures/200000070000526000003A8013B5A03E.svm"/>
  <manifest:file-entry manifest:media-type="" manifest:full-path="Pictures/20000007000063BD00003A4CB87A0A42.svm"/>
  <manifest:file-entry manifest:media-type="" manifest:full-path="Pictures/200000070000524600003A177ACE5997.svm"/>
  <manifest:file-entry manifest:media-type="image/jpeg" manifest:full-path="Pictures/100000000000007F00000025F05729D0.jpg"/>
  <manifest:file-entry manifest:media-type="" manifest:full-path="Pictures/200000070000629A00004B3FFF4773B0.svm"/>
  <manifest:file-entry manifest:media-type="" manifest:full-path="Pictures/2000000700006B98000039C792522906.svm"/>
  <manifest:file-entry manifest:media-type="" manifest:full-path="Pictures/200000070000526000003A8074F63A18.svm"/>
  <manifest:file-entry manifest:media-type="" manifest:full-path="Pictures/200000070000659A000039783D177270.svm"/>
  <manifest:file-entry manifest:media-type="" manifest:full-path="Pictures/2000000700007BB6000039C76CDFC49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55in"/>
    </style:style>
    <style:style style:name="co2" style:family="table-column">
      <style:table-column-properties fo:break-before="auto" style:column-width="2.3925in"/>
    </style:style>
    <style:style style:name="co3" style:family="table-column">
      <style:table-column-properties fo:break-before="auto" style:column-width="1.1799in"/>
    </style:style>
    <style:style style:name="co4" style:family="table-column">
      <style:table-column-properties fo:break-before="auto" style:column-width="1.6752in"/>
    </style:style>
    <style:style style:name="co5" style:family="table-column">
      <style:table-column-properties fo:break-before="auto" style:column-width="2.2819in"/>
    </style:style>
    <style:style style:name="co6" style:family="table-column">
      <style:table-column-properties fo:break-before="auto" style:column-width="3.4063in"/>
    </style:style>
    <style:style style:name="co7" style:family="table-column">
      <style:table-column-properties fo:break-before="auto" style:column-width="1.722in"/>
    </style:style>
    <style:style style:name="co8" style:family="table-column">
      <style:table-column-properties fo:break-before="auto" style:column-width="7.2646in"/>
    </style:style>
    <style:style style:name="co9" style:family="table-column">
      <style:table-column-properties fo:break-before="auto" style:column-width="1.9071in"/>
    </style:style>
    <style:style style:name="co10" style:family="table-column">
      <style:table-column-properties fo:break-before="auto" style:column-width="0.9583in"/>
    </style:style>
    <style:style style:name="co11" style:family="table-column">
      <style:table-column-properties fo:break-before="auto" style:column-width="0.9366in"/>
    </style:style>
    <style:style style:name="co12" style:family="table-column">
      <style:table-column-properties fo:break-before="auto" style:column-width="1.2126in"/>
    </style:style>
    <style:style style:name="co13" style:family="table-column">
      <style:table-column-properties fo:break-before="auto" style:column-width="1.1689in"/>
    </style:style>
    <style:style style:name="co14" style:family="table-column">
      <style:table-column-properties fo:break-before="auto" style:column-width="1.452in"/>
    </style:style>
    <style:style style:name="co15" style:family="table-column">
      <style:table-column-properties fo:break-before="auto" style:column-width="0.5291in"/>
    </style:style>
    <style:style style:name="co16" style:family="table-column">
      <style:table-column-properties fo:break-before="auto" style:column-width="1.0807in"/>
    </style:style>
    <style:style style:name="co17" style:family="table-column">
      <style:table-column-properties fo:break-before="auto" style:column-width="1.1134in"/>
    </style:style>
    <style:style style:name="co18" style:family="table-column">
      <style:table-column-properties fo:break-before="auto" style:column-width="1.411in"/>
    </style:style>
    <style:style style:name="co19" style:family="table-column">
      <style:table-column-properties fo:break-before="auto" style:column-width="1.3118in"/>
    </style:style>
    <style:style style:name="co20" style:family="table-column">
      <style:table-column-properties fo:break-before="auto" style:column-width="1.3008in"/>
    </style:style>
    <style:style style:name="co21" style:family="table-column">
      <style:table-column-properties fo:break-before="auto" style:column-width="0.3528in"/>
    </style:style>
    <style:style style:name="co22" style:family="table-column">
      <style:table-column-properties fo:break-before="auto" style:column-width="0.3862in"/>
    </style:style>
    <style:style style:name="co23" style:family="table-column">
      <style:table-column-properties fo:break-before="auto" style:column-width="1.2571in"/>
    </style:style>
    <style:style style:name="co24" style:family="table-column">
      <style:table-column-properties fo:break-before="auto" style:column-width="1.1902in"/>
    </style:style>
    <style:style style:name="co25" style:family="table-column">
      <style:table-column-properties fo:break-before="auto" style:column-width="0.661in"/>
    </style:style>
    <style:style style:name="co26" style:family="table-column">
      <style:table-column-properties fo:break-before="auto" style:column-width="1.9984in"/>
    </style:style>
    <style:style style:name="co27" style:family="table-column">
      <style:table-column-properties fo:break-before="auto" style:column-width="3.0043in"/>
    </style:style>
    <style:style style:name="co28" style:family="table-column">
      <style:table-column-properties fo:break-before="auto" style:column-width="7.0028in"/>
    </style:style>
    <style:style style:name="co29" style:family="table-column">
      <style:table-column-properties fo:break-before="auto" style:column-width="2.0972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3854in" fo:break-before="auto" style:use-optimal-row-height="false"/>
    </style:style>
    <style:style style:name="ro4" style:family="table-row">
      <style:table-row-properties style:row-height="0.4374in" fo:break-before="auto" style:use-optimal-row-height="false"/>
    </style:style>
    <style:style style:name="ro5" style:family="table-row">
      <style:table-row-properties style:row-height="1.1354in" fo:break-before="auto" style:use-optimal-row-height="false"/>
    </style:style>
    <style:style style:name="ro6" style:family="table-row">
      <style:table-row-properties style:row-height="3.4063in" fo:break-before="auto" style:use-optimal-row-height="false"/>
    </style:style>
    <style:style style:name="ro7" style:family="table-row">
      <style:table-row-properties style:row-height="1.8445in" fo:break-before="auto" style:use-optimal-row-height="true"/>
    </style:style>
    <style:style style:name="ro8" style:family="table-row">
      <style:table-row-properties style:row-height="3.4898in" fo:break-before="auto" style:use-optimal-row-height="false"/>
    </style:style>
    <style:style style:name="ro9" style:family="table-row">
      <style:table-row-properties style:row-height="2.9689in" fo:break-before="auto" style:use-optimal-row-height="false"/>
    </style:style>
    <style:style style:name="ro10" style:family="table-row">
      <style:table-row-properties style:row-height="2.8398in" fo:break-before="auto" style:use-optimal-row-height="true"/>
    </style:style>
    <style:style style:name="ro11" style:family="table-row">
      <style:table-row-properties style:row-height="3.3366in" fo:break-before="auto" style:use-optimal-row-height="true"/>
    </style:style>
    <style:style style:name="ro12" style:family="table-row">
      <style:table-row-properties style:row-height="3.1717in" fo:break-before="auto" style:use-optimal-row-height="true"/>
    </style:style>
    <style:style style:name="ro13" style:family="table-row">
      <style:table-row-properties style:row-height="2.3957in" fo:break-before="auto" style:use-optimal-row-height="false"/>
    </style:style>
    <style:style style:name="ro14" style:family="table-row">
      <style:table-row-properties style:row-height="2.3425in" fo:break-before="auto" style:use-optimal-row-height="true"/>
    </style:style>
    <style:style style:name="ro15" style:family="table-row">
      <style:table-row-properties style:row-height="2.5075in" fo:break-before="auto" style:use-optimal-row-height="true"/>
    </style:style>
    <style:style style:name="ro16" style:family="table-row">
      <style:table-row-properties style:row-height="4.0209in" fo:break-before="auto" style:use-optimal-row-height="false"/>
    </style:style>
    <style:style style:name="ro17" style:family="table-row">
      <style:table-row-properties style:row-height="3.6043in" fo:break-before="auto" style:use-optimal-row-height="false"/>
    </style:style>
    <style:style style:name="ro18" style:family="table-row">
      <style:table-row-properties style:row-height="3.3228in" fo:break-before="auto" style:use-optimal-row-height="false"/>
    </style:style>
    <style:style style:name="ro19" style:family="table-row">
      <style:table-row-properties style:row-height="3.3752in" fo:break-before="auto" style:use-optimal-row-height="false"/>
    </style:style>
    <style:style style:name="ro20" style:family="table-row">
      <style:table-row-properties style:row-height="3.9992in" fo:break-before="auto" style:use-optimal-row-height="false"/>
    </style:style>
    <style:style style:name="ro21" style:family="table-row">
      <style:table-row-properties style:row-height="3.5626in" fo:break-before="auto" style:use-optimal-row-height="false"/>
    </style:style>
    <style:style style:name="ro22" style:family="table-row">
      <style:table-row-properties style:row-height="0.4508in" fo:break-before="auto" style:use-optimal-row-height="false"/>
    </style:style>
    <style:style style:name="ro23" style:family="table-row">
      <style:table-row-properties style:row-height="1.0972in" fo:break-before="auto" style:use-optimal-row-height="false"/>
    </style:style>
    <style:style style:name="ro24" style:family="table-row">
      <style:table-row-properties style:row-height="2.6457in" fo:break-before="auto" style:use-optimal-row-height="false"/>
    </style:style>
    <style:style style:name="ro25" style:family="table-row">
      <style:table-row-properties style:row-height="1.5118in" fo:break-before="auto" style:use-optimal-row-height="false"/>
    </style:style>
    <style:style style:name="ro26" style:family="table-row">
      <style:table-row-properties style:row-height="1.7555in" fo:break-before="auto" style:use-optimal-row-height="false"/>
    </style:style>
    <style:style style:name="ro27" style:family="table-row">
      <style:table-row-properties style:row-height="2.5362in" fo:break-before="auto" style:use-optimal-row-height="false"/>
    </style:style>
    <style:style style:name="ro28" style:family="table-row">
      <style:table-row-properties style:row-height="3.5602in" fo:break-before="auto" style:use-optimal-row-height="false"/>
    </style:style>
    <style:style style:name="ro29" style:family="table-row">
      <style:table-row-properties style:row-height="0.1783in" fo:break-before="auto" style:use-optimal-row-height="true"/>
    </style:style>
    <style:style style:name="ro30" style:family="table-row">
      <style:table-row-properties style:row-height="0.7311in" fo:break-before="auto" style:use-optimal-row-height="false"/>
    </style:style>
    <style:style style:name="ro31" style:family="table-row">
      <style:table-row-properties style:row-height="1.402in" fo:break-before="auto" style:use-optimal-row-height="false"/>
    </style:style>
    <style:style style:name="ro32" style:family="table-row">
      <style:table-row-properties style:row-height="1.3654in" fo:break-before="auto" style:use-optimal-row-height="false"/>
    </style:style>
    <style:style style:name="ro33" style:family="table-row">
      <style:table-row-properties style:row-height="0.6252in" fo:break-before="auto" style:use-optimal-row-height="false"/>
    </style:style>
    <style:style style:name="ro34" style:family="table-row">
      <style:table-row-properties style:row-height="0.4689in" fo:break-before="auto" style:use-optimal-row-height="false"/>
    </style:style>
    <style:style style:name="ro35" style:family="table-row">
      <style:table-row-properties style:row-height="0.352in" fo:break-before="auto" style:use-optimal-row-height="true"/>
    </style:style>
    <style:style style:name="ro36" style:family="table-row">
      <style:table-row-properties style:row-height="0.3465in" fo:break-before="auto" style:use-optimal-row-height="false"/>
    </style:style>
    <style:style style:name="ro37" style:family="table-row">
      <style:table-row-properties style:row-height="0.1862in" fo:break-before="auto" style:use-optimal-row-height="true"/>
    </style:style>
    <style:style style:name="ro38" style:family="table-row">
      <style:table-row-properties style:row-height="0.2709in" fo:break-before="auto" style:use-optimal-row-height="false"/>
    </style:style>
    <style:style style:name="ro39" style:family="table-row">
      <style:table-row-properties style:row-height="0.8299in" fo:break-before="auto" style:use-optimal-row-height="false"/>
    </style:style>
    <style:style style:name="ro40" style:family="table-row">
      <style:table-row-properties style:row-height="0.4402in" fo:break-before="auto" style:use-optimal-row-height="false"/>
    </style:style>
    <style:style style:name="ro41" style:family="table-row">
      <style:table-row-properties style:row-height="0.25in" fo:break-before="auto" style:use-optimal-row-height="false"/>
    </style:style>
    <style:style style:name="ta1" style:family="table" style:master-page-name="PageStyle_5f_Phresco">
      <style:table-properties table:display="true" style:writing-mode="lr-tb"/>
    </style:style>
    <style:style style:name="ta2" style:family="table" style:master-page-name="PageStyle_5f_Test_20_Report">
      <style:table-properties table:display="true" style:writing-mode="lr-tb"/>
    </style:style>
    <style:style style:name="ta3" style:family="table" style:master-page-name="PageStyle_5f_Automation_20_Test_20_Data_20_">
      <style:table-properties table:display="true" style:writing-mode="lr-tb"/>
    </style:style>
    <number:percentage-style style:name="N5010" number:language="en" number:country="US">
      <number:number number:decimal-places="0" number:min-integer-digits="1"/>
      <number:text>%</number:text>
    </number:percentage-style>
    <style:style style:name="ce1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20_2">
      <style:table-cell-properties fo:background-color="#ffffff" style:diagonal-bl-tr="none" style:diagonal-tl-b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_20_2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Normal_20_2">
      <style:table-cell-properties fo:background-color="#ffffff" style:diagonal-bl-tr="none" style:diagonal-tl-br="none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_20_2">
      <style:table-cell-properties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.8102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_20_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Normal_20_2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" style:family="table-cell" style:parent-style-name="Normal_20_2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" style:family="table-cell" style:parent-style-name="Normal_20_2">
      <style:table-cell-properties fo:border-bottom="0.0138in solid #000000" fo:background-color="#ffffff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_20_2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Normal_20_2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" style:family="table-cell" style:parent-style-name="Normal_20_2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Normal_20_2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7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</style:style>
    <style:style style:name="ce31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32" style:family="table-cell" style:parent-style-name="Normal_20_2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Normal_20_2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Normal_20_2" style:data-style-name="N5000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35" style:family="table-cell" style:parent-style-name="Normal_20_2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Normal_20_2">
      <style:table-cell-properties fo:background-color="#ffffff" style:diagonal-bl-tr="none" style:diagonal-tl-br="none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_20_2" style:data-style-name="N5122">
      <style:table-cell-properties fo:background-color="#ffffff" style:diagonal-bl-tr="none" style:diagonal-tl-br="none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0" style:family="table-cell" style:parent-style-name="Normal_20_2">
      <style:table-cell-properties fo:border-bottom="0.0138in solid #000000" style:diagonal-bl-tr="none" style:diagonal-tl-br="none" fo:background-color="transparent" fo:border-left="0.0138in solid #000000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Normal_20_2">
      <style:table-cell-properties style:diagonal-bl-tr="none" style:diagonal-tl-br="none" fo:background-color="transparent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font-size="10pt" style:font-size-asian="10pt" style:font-size-complex="10pt"/>
    </style:style>
    <style:style style:name="ce44" style:family="table-cell" style:parent-style-name="Normal_20_2">
      <style:table-cell-properties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Normal_20_2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Normal_20_2">
      <style:table-cell-properties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Normal_20_2">
      <style:table-cell-properties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Normal_20_2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1" style:family="table-cell" style:parent-style-name="Excel_20_Built-in_20_Normal">
      <style:table-cell-properties fo:border-bottom="none" style:diagonal-bl-tr="none" style:diagonal-tl-br="none" fo:border-left="0.0346in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0138in solid #000000" fo:background-color="#ffff99" style:diagonal-bl-tr="none" style:diagonal-tl-br="none" fo:border-left="0.0346in solid #000000" fo:border-right="0.0138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Excel_20_Built-in_20_Normal">
      <style:table-cell-properties fo:border-bottom="0.0346in solid #000000" fo:background-color="#ffff99" style:diagonal-bl-tr="none" style:diagonal-tl-br="none" fo:border-left="0.0346in solid #000000" fo:border-right="0.0138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0.0346in solid #000000" style:diagonal-bl-tr="none" style:diagonal-tl-br="none" fo:border-left="0.0346in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4" style:family="table-cell" style:parent-style-name="Excel_20_Built-in_20_Normal">
      <style:table-cell-properties style:diagonal-bl-tr="none" style:diagonal-tl-b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none" style:diagonal-bl-tr="none" style:diagonal-tl-br="none" fo:border-left="none" fo:border-right="none" fo:border-top="0.0346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0.0346in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Excel_20_Built-in_20_Normal">
      <style:table-cell-properties fo:background-color="#ffff99" style:diagonal-bl-tr="none" style:diagonal-tl-br="none" fo:border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Excel_20_Built-in_20_Normal">
      <style:table-cell-properties fo:border-bottom="0.0346in solid #000000" fo:background-color="#ffff99" style:diagonal-bl-tr="none" style:diagonal-tl-br="none" fo:border-left="0.0138in solid #000000" fo:border-right="0.0138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 style:data-style-name="N5000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Excel_20_Built-in_20_Normal" style:data-style-name="N5000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Excel_20_Built-in_20_Normal" style:data-style-name="N5000">
      <style:table-cell-properties fo:border-bottom="0.0138in solid #000000" fo:background-color="#c0c0c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Excel_20_Built-in_20_Normal" style:data-style-name="N5000">
      <style:table-cell-properties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Excel_20_Built-in_20_Normal" style:data-style-name="N5010">
      <style:table-cell-properties fo:border-bottom="0.0346in solid #000000" fo:background-color="#99cc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Excel_20_Built-in_20_Normal" style:data-style-name="N5000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Excel_20_Built-in_20_Normal" style:data-style-name="N5000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Excel_20_Built-in_20_Normal" style:data-style-name="N5010">
      <style:table-cell-properties fo:border-bottom="0.0346in solid #000000" fo:background-color="#99cc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none" style:diagonal-bl-tr="none" style:diagonal-tl-br="none" fo:border-left="none" fo:border-right="none" fo:border-top="0.0346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Normal">
      <style:table-cell-properties style:diagonal-bl-tr="none" style:diagonal-tl-br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 style:data-style-name="N5122">
      <style:table-cell-properties fo:border-bottom="0.0138in solid #000000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0.0346in solid #000000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Excel_20_Built-in_20_Normal">
      <style:table-cell-properties fo:border-bottom="0.0138in solid #000000" fo:background-color="#ffff99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Excel_20_Built-in_20_Normal">
      <style:table-cell-properties fo:border-bottom="0.0346in solid #000000" fo:background-color="#ffff99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Excel_20_Built-in_20_Normal" style:data-style-name="N5000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Excel_20_Built-in_20_Normal" style:data-style-name="N5000">
      <style:table-cell-properties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Excel_20_Built-in_20_Normal" style:data-style-name="N5010">
      <style:table-cell-properties fo:border-bottom="0.0346in solid #000000" fo:background-color="#99cc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46in solid #000000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Excel_20_Built-in_20_Normal">
      <style:table-cell-properties style:diagonal-bl-tr="none" style:diagonal-tl-br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46in solid #000000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Excel_20_Built-in_20_Normal" style:data-style-name="N5000">
      <style:table-cell-properties fo:border-bottom="0.0138in solid #000000" fo:background-color="#99cc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Excel_20_Built-in_20_Normal" style:data-style-name="N5000">
      <style:table-cell-properties fo:border-bottom="0.0346in solid #000000" fo:background-color="#99cc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7" style:family="table-cell" style:parent-style-name="Excel_20_Built-in_20_Normal">
      <style:table-cell-properties fo:border-bottom="none" style:diagonal-bl-tr="none" style:diagonal-tl-br="none" fo:border-left="none" fo:border-right="0.0346in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Excel_20_Built-in_20_Normal">
      <style:table-cell-properties fo:border-bottom="0.0346in solid #000000" style:diagonal-bl-tr="none" style:diagonal-tl-br="none" fo:border-left="none" fo:border-right="0.0346in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Excel_20_Built-in_20_Normal" style:data-style-name="N5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Excel_20_Built-in_20_Normal" style:data-style-name="N5000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Excel_20_Built-in_20_Normal" style:data-style-name="N50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Excel_20_Built-in_20_Normal" style:data-style-name="N50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Excel_20_Built-in_20_Normal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20_2" style:data-style-name="N5000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12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2" style:font-name-complex="Arial2"/>
    </style:style>
    <style:style style:name="ce12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font-name="Arial2" style:font-name-complex="Arial2"/>
    </style:style>
    <style:style style:name="ce127" style:family="table-cell" style:parent-style-name="Excel_20_Built-in_20_Normal">
      <style:table-cell-properties fo:background-color="#ffffff"/>
    </style:style>
    <style:style style:name="ce128" style:family="table-cell" style:parent-style-name="Normal_20_2" style:data-style-name="N5000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/>
    </style:style>
    <style:style style:name="ce13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/>
    </style:style>
    <style:style style:name="ce131" style:family="table-cell" style:parent-style-name="Default">
      <style:text-properties fo:font-size="32pt" style:font-size-asian="32pt" style:font-size-complex="32pt"/>
    </style:style>
    <style:style style:name="ce132" style:family="table-cell" style:parent-style-name="Excel_20_Built-in_20_Normal">
      <style:table-cell-properties fo:background-color="#ffffff" style:diagonal-bl-tr="none" style:diagonal-tl-br="none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svg:stroke-width="0.0102in" draw:stroke-linejoin="round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width="0.0102in" draw:stroke-linejoin="miter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24pt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0)" table:allow-empty-cell="true" table:display-list="unsorted" table:base-cell-address="Android.A1">
          <table:error-message table:message-type="stop" table:display="true"/>
        </table:content-validation>
      </table:content-validations>
      <table:table table:name="Android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20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009" table:default-cell-style-name="ce3"/>
        <table:table-row table:style-name="ro1">
          <table:table-cell table:style-name="ce1" office:value-type="string" table:number-columns-spanned="14" table:number-rows-spanned="1">
            <text:p>Phresco Application – Android</text:p>
            <draw:frame table:end-cell-address="Android.B1" table:end-x="0.7476in" table:end-y="0.4587in" draw:z-index="0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Android.B1" table:end-x="0.7476in" table:end-y="0.4587in" draw:z-index="1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Android.B1" table:end-x="0.7476in" table:end-y="0.4587in" draw:z-index="2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Android.B1" table:end-x="0.7476in" table:end-y="0.4587in" draw:z-index="3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Android.B1" table:end-x="0.7476in" table:end-y="0.4587in" draw:z-index="4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0"/>
        </table:table-row>
        <table:table-row table:style-name="ro2">
          <table:table-cell table:style-name="ce2" table:number-columns-repeated="11"/>
          <table:table-cell table:number-columns-repeated="1013"/>
        </table:table-row>
        <table:table-row table:style-name="ro2">
          <table:table-cell/>
          <table:table-cell table:style-name="ce6" office:value-type="string" table:number-columns-spanned="2" table:number-rows-spanned="1">
            <text:p>Project Name:</text:p>
          </table:table-cell>
          <table:covered-table-cell table:style-name="ce6"/>
          <table:table-cell table:style-name="ce17" office:value-type="string">
            <text:p>Phresco <text:s/></text:p>
          </table:table-cell>
          <table:table-cell table:style-name="ce24"/>
          <table:table-cell table:style-name="ce6" office:value-type="string">
            <text:p>Tested By</text:p>
          </table:table-cell>
          <table:table-cell table:style-name="ce35"/>
          <table:table-cell table:number-columns-repeated="1017"/>
        </table:table-row>
        <table:table-row table:style-name="ro2">
          <table:table-cell/>
          <table:table-cell table:style-name="ce6" office:value-type="string" table:number-columns-spanned="2" table:number-rows-spanned="1">
            <text:p>Project ID:</text:p>
          </table:table-cell>
          <table:covered-table-cell table:style-name="ce6"/>
          <table:table-cell table:style-name="ce18" office:value-type="string">
            <text:p>PHTN_PH_21000</text:p>
          </table:table-cell>
          <table:table-cell table:style-name="ce24"/>
          <table:table-cell table:style-name="ce6" office:value-type="string">
            <text:p>Testing Period</text:p>
          </table:table-cell>
          <table:table-cell table:style-name="ce36"/>
          <table:table-cell table:number-columns-repeated="1017"/>
        </table:table-row>
        <table:table-row table:style-name="ro2">
          <table:table-cell/>
          <table:table-cell table:style-name="ce6" office:value-type="string" table:number-columns-spanned="2" table:number-rows-spanned="1">
            <text:p>Module:</text:p>
          </table:table-cell>
          <table:covered-table-cell table:style-name="ce6"/>
          <table:table-cell table:style-name="ce19" office:value-type="string" table:number-columns-spanned="2" table:number-rows-spanned="1">
            <text:p>AndroidNative</text:p>
          </table:table-cell>
          <table:covered-table-cell table:style-name="ce19"/>
          <table:table-cell table:style-name="ce6" office:value-type="string">
            <text:p>Test Date</text:p>
          </table:table-cell>
          <table:table-cell table:style-name="ce37" office:value-type="date" office:date-value="2011-12-13">
            <text:p>12/13/2011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table:number-columns-spanned="2" table:number-rows-spanned="1">
            <text:p>Sub Module:</text:p>
          </table:table-cell>
          <table:covered-table-cell table:style-name="ce6"/>
          <table:table-cell table:style-name="ce19" table:number-columns-spanned="2" table:number-rows-spanned="1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6" office:value-type="string" table:number-columns-spanned="2" table:number-rows-spanned="1">
            <text:p>Version No.</text:p>
          </table:table-cell>
          <table:covered-table-cell table:style-name="ce6"/>
          <table:table-cell table:style-name="ce17" office:value-type="string">
            <text:p>Draft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/>
          <table:table-cell table:style-name="ce6" office:value-type="string" table:number-columns-spanned="2" table:number-rows-spanned="1">
            <text:p>TEST CYCLE :</text:p>
          </table:table-cell>
          <table:covered-table-cell table:style-name="ce6"/>
          <table:table-cell table:style-name="ce21"/>
          <table:table-cell table:style-name="ce25"/>
          <table:table-cell table:number-columns-repeated="1019"/>
        </table:table-row>
        <table:table-row table:style-name="ro2">
          <table:table-cell/>
          <table:table-cell table:style-name="ce6" office:value-type="string" table:number-columns-spanned="2" table:number-rows-spanned="1">
            <text:p>Test Cases Prepared By:</text:p>
          </table:table-cell>
          <table:covered-table-cell table:style-name="ce6"/>
          <table:table-cell table:style-name="ce22" office:value-type="string" table:number-columns-spanned="2" table:number-rows-spanned="1">
            <text:p>PradeepKumar</text:p>
          </table:table-cell>
          <table:covered-table-cell table:style-name="ce22"/>
          <table:table-cell table:number-columns-repeated="1019"/>
        </table:table-row>
        <table:table-row table:style-name="ro2">
          <table:table-cell/>
          <table:table-cell table:style-name="ce8" table:number-columns-repeated="2"/>
          <table:table-cell table:style-name="ce23" table:number-columns-repeated="2"/>
          <table:table-cell table:style-name="ce8"/>
          <table:table-cell table:number-columns-repeated="1018"/>
        </table:table-row>
        <table:table-row table:style-name="ro3">
          <table:table-cell table:style-name="ce4"/>
          <table:table-cell table:style-name="ce9" office:value-type="string">
            <text:p>Feature ID</text:p>
          </table:table-cell>
          <table:table-cell table:style-name="ce9" office:value-type="string">
            <text:p>Requirement ID</text:p>
          </table:table-cell>
          <table:table-cell table:style-name="ce9" office:value-type="string">
            <text:p>Test Case ID</text:p>
          </table:table-cell>
          <table:table-cell table:style-name="ce26" office:value-type="string">
            <text:p>Test Case Description</text:p>
          </table:table-cell>
          <table:table-cell table:style-name="ce9" office:value-type="string">
            <text:p>Test Steps</text:p>
          </table:table-cell>
          <table:table-cell table:style-name="ce9" office:value-type="string">
            <text:p>Test Case Type</text:p>
          </table:table-cell>
          <table:table-cell table:style-name="ce9" office:value-type="string">
            <text:p>Test Input / Test Data</text:p>
          </table:table-cell>
          <table:table-cell table:style-name="ce9" office:value-type="string">
            <text:p>Expected Results</text:p>
          </table:table-cell>
          <table:table-cell table:style-name="ce9" office:value-type="string">
            <text:p>Actual Results</text:p>
          </table:table-cell>
          <table:table-cell table:style-name="ce9" office:value-type="string">
            <text:p>Status </text:p>
          </table:table-cell>
          <table:table-cell table:style-name="ce9" office:value-type="string">
            <text:p>Priority</text:p>
          </table:table-cell>
          <table:table-cell table:style-name="ce9" office:value-type="string">
            <text:p>Severity</text:p>
          </table:table-cell>
          <table:table-cell table:style-name="ce9" office:value-type="string">
            <text:p>Bug ID/Comments</text:p>
          </table:table-cell>
          <table:table-cell table:style-name="ce4" table:number-columns-repeated="1010"/>
        </table:table-row>
        <table:table-row table:style-name="ro4">
          <table:table-cell/>
          <table:table-cell table:style-name="ce10"/>
          <table:table-cell table:style-name="ce15" table:number-columns-repeated="2"/>
          <table:table-cell table:style-name="ce15" office:value-type="string">
            <text:p>Create Project</text:p>
          </table:table-cell>
          <table:table-cell table:style-name="ce15"/>
          <table:table-cell table:style-name="ce15">
            <draw:frame table:end-cell-address="Android.H16" table:end-x="7.2366in" table:end-y="1.7122in" draw:z-index="9" draw:name="Graphics 2" draw:style-name="gr2" draw:text-style-name="P2" svg:width="7.2575in" svg:height="6.3209in" svg:x="1.6949in" svg:y="0.352in">
              <draw:image xlink:href="Pictures/20000007000065E9000042FAE9F94B32.svm" xlink:type="simple" xlink:show="embed" xlink:actuate="onLoad">
                <text:p/>
              </draw:image>
            </draw:frame>
          </table:table-cell>
          <table:table-cell table:style-name="ce15" table:number-columns-repeated="3"/>
          <table:table-cell table:style-name="ce15" table:content-validation-name="val1"/>
          <table:table-cell table:style-name="ce15" table:number-columns-repeated="2"/>
          <table:table-cell table:style-name="ce48"/>
          <table:table-cell table:number-columns-repeated="1010"/>
        </table:table-row>
        <table:table-row table:style-name="ro5">
          <table:table-cell/>
          <table:table-cell table:style-name="ce11" office:value-type="string">
            <text:p>Login</text:p>
          </table:table-cell>
          <table:table-cell table:style-name="ce11" office:value-type="string">
            <text:p>User story 1</text:p>
          </table:table-cell>
          <table:table-cell table:style-name="ce12" office:value-type="string">
            <text:p>TC_MV_01</text:p>
          </table:table-cell>
          <table:table-cell table:style-name="ce27" office:value-type="string">
            <text:p>Check whether "administrator Phresco" able to view <text:span text:style-name="T1">Login page</text:span></text:p>
          </table:table-cell>
          <table:table-cell table:style-name="ce19" office:value-type="string">
            <text:p>1. Open a web browser.</text:p>
            <text:p>2.Type the URL:localhost:2468/phresco/ in the address bar.</text:p>
            <text:p>3.User needs to enter username.</text:p>
            <text:p>4.User needs to enter password.</text:p>
            <text:p>5.User needs to click Login button.</text:p>
          </table:table-cell>
          <table:table-cell table:style-name="ce27" office:value-type="string">
            <text:p>Framework </text:p>
          </table:table-cell>
          <table:table-cell table:style-name="ce39"/>
          <table:table-cell table:style-name="ce42" office:value-type="string">
            <text:p>"Administrator Phresco" should be able to land in <text:s/>"<text:span text:style-name="T1">welcome page"</text:span></text:p>
          </table:table-cell>
          <table:table-cell table:style-name="ce39"/>
          <table:table-cell table:style-name="ce39" table:content-validation-name="val1"/>
          <table:table-cell table:style-name="ce39" table:number-columns-repeated="3"/>
          <table:table-cell table:number-columns-repeated="1010"/>
        </table:table-row>
        <table:table-row table:style-name="ro6">
          <table:table-cell/>
          <table:table-cell table:style-name="ce12" office:value-type="string">
            <text:p>Welcome Page - [Widgets ],[ web master],[ Go to phresco home]</text:p>
          </table:table-cell>
          <table:table-cell table:style-name="ce12" office:value-type="string">
            <text:p>User Story 2</text:p>
          </table:table-cell>
          <table:table-cell table:style-name="ce12" office:value-type="string">
            <text:p>TC_MV_02</text:p>
          </table:table-cell>
          <table:table-cell table:style-name="ce28" office:value-type="string">
            <text:p>Check whether "administrator Phresco" able to view welcome page - [Widgets ],[ web master],[ Go to phresco home]</text:p>
          </table:table-cell>
          <table:table-cell table:style-name="ce19" office:value-type="string">
            <text:p>1.Open a web browser.</text:p>
            <text:p>2.Type the URL:localhost:2468/phresco/ in the address bar.</text:p>
            <text:p>3.User needs to enter username.</text:p>
            <text:p>4.User needs to enter password.</text:p>
            <text:p>5.User needs to click Login.</text:p>
            <text:p>6.User lands on welcome page.</text:p>
            <text:p>7.User can view " Applications ", "Settings","Forum" in widgets.</text:p>
            <text:p>8.User needs to click " Applications " in order to land in application page.</text:p>
            <text:p>9.User needs to click "Settings" in order to land in settings page.</text:p>
            <text:p>10.User needs to click "Forum" in order to land in forum page.</text:p>
            <text:p>11. User needs to click "Go to phresco home" in order to land in homepage.</text:p>
            <text:p>12. User need to click " webmaster@photon.in" in order to give feedback.</text:p>
          </table:table-cell>
          <table:table-cell table:style-name="ce28" office:value-type="string">
            <text:p>Framework </text:p>
          </table:table-cell>
          <table:table-cell table:style-name="ce40"/>
          <table:table-cell table:style-name="ce38" office:value-type="string">
            <text:p>"Administrator Phresco" should be able to view <text:span text:style-name="T1">" </text:span><text:span text:style-name="T1">corresponding page based user clicks"</text:span></text:p>
          </table:table-cell>
          <table:table-cell table:style-name="ce44"/>
          <table:table-cell table:style-name="ce46"/>
          <table:table-cell table:style-name="ce27" table:content-validation-name="val1" table:number-columns-repeated="2"/>
          <table:table-cell table:style-name="ce40"/>
          <table:table-cell table:number-columns-repeated="1010"/>
        </table:table-row>
        <table:table-row table:style-name="ro7">
          <table:table-cell/>
          <table:table-cell table:style-name="ce13" office:value-type="string">
            <text:p>Home page </text:p>
          </table:table-cell>
          <table:table-cell table:style-name="ce13" office:value-type="string">
            <text:p>User Story 3</text:p>
          </table:table-cell>
          <table:table-cell table:style-name="ce13" office:value-type="string">
            <text:p>TC_MV_03</text:p>
          </table:table-cell>
          <table:table-cell table:style-name="ce28" office:value-type="string">
            <text:p>Check whether "administrator Phresco" able to view Home page</text:p>
          </table:table-cell>
          <table:table-cell table:style-name="ce32" office:value-type="string">
            <text:p>1. Open a web browser </text:p>
            <text:p>2. Type the URL: localhost:2468/phresco/ in the address bar.</text:p>
            <text:p>3. User lands in login page.</text:p>
            <text:p>4. User needs to provide Login credentials.</text:p>
            <text:p>5. User lands on welcome page upon providing valid login credentials.</text:p>
            <text:p>6. User needs to click on " Go to phresco home"</text:p>
            <text:p>7. User can able to view video upon clicking play button.</text:p>
            <text:p/>
          </table:table-cell>
          <table:table-cell table:style-name="ce28" office:value-type="string">
            <text:p>Framework </text:p>
          </table:table-cell>
          <table:table-cell table:style-name="ce41">
            <draw:frame table:end-cell-address="Android.I18" table:end-x="0.0378in" table:end-y="2.4815in" draw:z-index="10" draw:name="Graphics 1" draw:style-name="gr2" draw:text-style-name="P2" svg:width="7.2752in" svg:height="5.9886in" svg:x="0in" svg:y="1.724in">
              <draw:image xlink:href="Pictures/20000007000063BD00003A4CB87A0A42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" should be able to view <text:span text:style-name="T1">"Home Page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6">
          <table:table-cell/>
          <table:table-cell table:style-name="ce13" office:value-type="string">
            <text:p>Application </text:p>
          </table:table-cell>
          <table:table-cell table:style-name="ce13" office:value-type="string">
            <text:p>User Story 4</text:p>
          </table:table-cell>
          <table:table-cell table:style-name="ce13" office:value-type="string">
            <text:p>TC_MV_04</text:p>
          </table:table-cell>
          <table:table-cell table:style-name="ce29" office:value-type="string">
            <text:p>Check whether "administrator Phresco" able to view Application page.</text:p>
          </table:table-cell>
          <table:table-cell table:style-name="ce19" office:value-type="string">
            <text:p>1. Open a web browser </text:p>
            <text:p>2. Type the URL: localhost:2468/phresco/ in the address bar.</text:p>
            <text:p>3. User lands on login page.</text:p>
            <text:p>4. User needs to provide Login credentials.</text:p>
            <text:p>5. User lands on welcome page upon providing valid login credentials.</text:p>
            <text:p>6. User needs to click on " Go to phresco home"</text:p>
            <text:p>7. User needs to click "Application" tab from quick links.</text:p>
            <text:p>8. User lands on Application page.</text:p>
            <text:p/>
          </table:table-cell>
          <table:table-cell table:style-name="ce38"/>
          <table:table-cell table:style-name="ce41"/>
          <table:table-cell table:style-name="ce38" office:value-type="string">
            <text:p>"Administrator Phresco" should be able to view <text:span text:style-name="T1">"Add Application", Discover", Import from </text:span><text:span text:style-name="T1">SVN", Delete [ unselected mode]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8">
          <table:table-cell/>
          <table:table-cell table:style-name="ce12" office:value-type="string">
            <text:p>Add Application [ Next ] <text:s text:c="17"/></text:p>
          </table:table-cell>
          <table:table-cell table:style-name="ce13" office:value-type="string">
            <text:p>User Story 5</text:p>
          </table:table-cell>
          <table:table-cell table:style-name="ce12" office:value-type="string">
            <text:p>TC_MV_05</text:p>
          </table:table-cell>
          <table:table-cell table:style-name="ce27" office:value-type="string">
            <text:p>Check whether "administrator phresco" able to add new application - Next</text:p>
          </table:table-cell>
          <table:table-cell table:style-name="ce27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 Code, Description in "App Info" page <text:s/></text:p>
            <text:p>6.Select Mobile radio button.</text:p>
            <text:p>6.i.Technology:select Android Native <text:s text:c="7"/></text:p>
            <text:p>7.Click on the next button.</text:p>
            <text:p/>
            <text:p><text:s text:c="84"/><text:s text:c="84"/><text:s text:c="84"/><text:s text:c="84"/><text:s text:c="84"/><text:s text:c="17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should be able to view <text:span text:style-name="T1">"features page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9">
          <table:table-cell/>
          <table:table-cell table:style-name="ce13" office:value-type="string">
            <text:p>Add Application [Cancel]</text:p>
          </table:table-cell>
          <table:table-cell table:style-name="ce13" office:value-type="string">
            <text:p>User Story 6</text:p>
          </table:table-cell>
          <table:table-cell table:style-name="ce13" office:value-type="string">
            <text:p>TC_MV_06</text:p>
          </table:table-cell>
          <table:table-cell table:style-name="ce28" office:value-type="string">
            <text:p>Check whether "administrator phresco" able to add new application - Cancel</text:p>
          </table:table-cell>
          <table:table-cell table:style-name="ce28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 Code, Description in "App Info" page <text:s/></text:p>
            <text:p>6.Select Web Application </text:p>
            <text:p>6.i.Technology:select Android <text:s/></text:p>
            <text:p/>
            <text:p/>
          </table:table-cell>
          <table:table-cell table:style-name="ce28" office:value-type="string">
            <text:p>Framework </text:p>
          </table:table-cell>
          <table:table-cell table:style-name="ce41">
            <draw:frame table:end-cell-address="Android.H21" table:end-x="7.2366in" table:end-y="2.963in" draw:z-index="11" draw:name="Graphics 8" draw:style-name="gr2" draw:text-style-name="P2" svg:width="7.2366in" svg:height="5.8441in" svg:x="0in" svg:y="2.9055in">
              <draw:image xlink:href="Pictures/200000070000659A000039783D177270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" should be able to view <text:span text:style-name="T1">"Application page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0">
          <table:table-cell/>
          <table:table-cell table:style-name="ce13" office:value-type="string">
            <text:p>Features Page [Finish]</text:p>
          </table:table-cell>
          <table:table-cell table:style-name="ce13" office:value-type="string">
            <text:p>User Story 7</text:p>
          </table:table-cell>
          <table:table-cell table:style-name="ce13" office:value-type="string">
            <text:p>TC_MV_07</text:p>
          </table:table-cell>
          <table:table-cell table:style-name="ce28" office:value-type="string">
            <text:p>Check whether "administrator phresco" able to click "Finish button" upon selecting features in feature page.</text:p>
          </table:table-cell>
          <table:table-cell table:style-name="ce28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 Code, Description in "App Info" page <text:s/></text:p>
            <text:p>6.Select Mobile .</text:p>
            <text:p>6.i.Technology:select Android <text:s text:c="8"/></text:p>
            <text:p><text:s text:c="19"/></text:p>
            <text:p>7.Click on the next button. <text:s text:c="35"/>8.Upon clicking next button the features page should be available <text:s text:c="49"/>9.Select a module/modules. <text:s text:c="33"/>10.Click finish. <text:s text:c="59"/><text:s text:c="5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click finish button upon clicking <text:span text:style-name="T1">new project gets created in application </text:span><text:span text:style-name="T1">page with selected modules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1">
          <table:table-cell/>
          <table:table-cell table:style-name="ce13" office:value-type="string">
            <text:p>Features Page [Previous]</text:p>
          </table:table-cell>
          <table:table-cell table:style-name="ce13" office:value-type="string">
            <text:p>User Story 8</text:p>
          </table:table-cell>
          <table:table-cell table:style-name="ce13" office:value-type="string">
            <text:p>TC_MV_08</text:p>
          </table:table-cell>
          <table:table-cell table:style-name="ce28" office:value-type="string">
            <text:p>Check whether "administrator phresco" able to click "Previous button" </text:p>
          </table:table-cell>
          <table:table-cell table:style-name="ce28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Description in "App Info" page <text:s/></text:p>
            <text:p>6.Select Web Application </text:p>
            <text:p>6.i.Technology:select SharePoint <text:s text:c="8"/></text:p>
            <text:p>7.Enter Platform:</text:p>
            <text:p>8.Application Server:</text:p>
            <text:p>9.Database:</text:p>
            <text:p>10.Editor:</text:p>
            <text:p>11.JS-Libraries: <text:s text:c="48"/></text:p>
            <text:p>12.Click on the next button. <text:s text:c="35"/>13.Upon clicking next button the features page should be available <text:s text:c="52"/><text:s text:c="3"/>14.Select a module/modules. <text:s text:c="33"/><text:s text:c="16"/>15.Click previous button in features page 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previous button<text:span text:style-name="T1"> "App info page"</text:span><text:span text:style-name="T3"> shoulde be available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2">
          <table:table-cell/>
          <table:table-cell table:style-name="ce13" office:value-type="string">
            <text:p>Features <text:s/>[Cancel]</text:p>
          </table:table-cell>
          <table:table-cell table:style-name="ce13" office:value-type="string">
            <text:p>User Story 9</text:p>
          </table:table-cell>
          <table:table-cell table:style-name="ce13" office:value-type="string">
            <text:p>TC_MV_09</text:p>
          </table:table-cell>
          <table:table-cell table:style-name="ce28" office:value-type="string">
            <text:p>Check whether "administrator phresco" able to click "Cancel button" </text:p>
          </table:table-cell>
          <table:table-cell table:style-name="ce28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Description in "App Info" page <text:s/></text:p>
            <text:p>6.Select Web Application </text:p>
            <text:p>6.i.Technology:select SharePoint <text:s text:c="8"/></text:p>
            <text:p>7.Enter Platform:</text:p>
            <text:p>8.Application Server:</text:p>
            <text:p>9.Database:</text:p>
            <text:p>10.Editor:</text:p>
            <text:p>11.JS-Libraries: <text:s text:c="48"/></text:p>
            <text:p>12.Click on the next button. <text:s text:c="35"/>13.Upon clicking next button the features page should be available <text:s text:c="52"/><text:s text:c="3"/>14.Select a module/modules. <text:s text:c="33"/>15.Click Cancel button in features page 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Cancel button <text:span text:style-name="T1">"Application Page" </text:span><text:span text:style-name="T3">shoulde be available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3">
          <table:table-cell/>
          <table:table-cell table:style-name="ce13" office:value-type="string">
            <text:p>Discover </text:p>
          </table:table-cell>
          <table:table-cell table:style-name="ce13" office:value-type="string">
            <text:p>User Story 10</text:p>
          </table:table-cell>
          <table:table-cell table:style-name="ce13" office:value-type="string">
            <text:p>TC_MV_10</text:p>
          </table:table-cell>
          <table:table-cell table:style-name="ce28" office:value-type="string">
            <text:p>Check whether "administrator phresco" able to view "Discover pag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Click on Discover button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" <text:s/>Upon clicking <text:span text:style-name="T1">Discover </text:span><text:span text:style-name="T1">button</text:span><text:span text:style-name="T3">" User can able to view with all list of projects </text:span><text:span text:style-name="T3">created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3">
          <table:table-cell/>
          <table:table-cell table:style-name="ce13" office:value-type="string">
            <text:p>Import from SVN - [ok]</text:p>
          </table:table-cell>
          <table:table-cell table:style-name="ce13" office:value-type="string">
            <text:p>User Story 11</text:p>
          </table:table-cell>
          <table:table-cell table:style-name="ce13" office:value-type="string">
            <text:p>TC_MV_11</text:p>
          </table:table-cell>
          <table:table-cell table:style-name="ce28" office:value-type="string">
            <text:p>Check whether "administrator phresco" able to view "Import from SVN" [ ok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Click on Import from SVN. Upon clicking repository pop up appears.</text:p>
            <text:p>6. User needs to enter repository URL.</text:p>
            <text:p>7. User needs to enter username.</text:p>
            <text:p>8. User needs to enter password. </text:p>
            <text:p>9. User needs to select Head revision [radio button], revision [ Text box] </text:p>
            <text:p>10. User needs to click ok.</text:p>
          </table:table-cell>
          <table:table-cell table:style-name="ce28"/>
          <table:table-cell table:style-name="ce41"/>
          <table:table-cell table:style-name="ce38" office:value-type="string">
            <text:p>"Administrator Phresco" <text:s/>Upon clicking<text:span text:style-name="T1"> ok button</text:span><text:span text:style-name="T3">" </text:span><text:span text:style-name="T3">User can able to import project from SV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3">
          <table:table-cell/>
          <table:table-cell table:style-name="ce13" office:value-type="string">
            <text:p>Import from SVN - [Cancel]</text:p>
          </table:table-cell>
          <table:table-cell table:style-name="ce13" office:value-type="string">
            <text:p>User Story 12</text:p>
          </table:table-cell>
          <table:table-cell table:style-name="ce13" office:value-type="string">
            <text:p>TC_MV_12</text:p>
          </table:table-cell>
          <table:table-cell table:style-name="ce28" office:value-type="string">
            <text:p>Check whether "administrator phresco" able to view "Import from SVN"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Click on Import from SVN. Upon clicking repository pop up gets appear.</text:p>
            <text:p>6. User need to enter repository URL.</text:p>
            <text:p>7. User need to enter username.</text:p>
            <text:p>8. User need to password. </text:p>
            <text:p>9. User need to select Head revision [radio button], revision [ Text box] </text:p>
            <text:p>10.User can click cancel inorder to cancel the import.</text:p>
          </table:table-cell>
          <table:table-cell table:style-name="ce28"/>
          <table:table-cell table:style-name="ce41"/>
          <table:table-cell table:style-name="ce38" office:value-type="string">
            <text:p>"Administrator Phresco" <text:s/>Upon clicking<text:span text:style-name="T1"> Cancel </text:span><text:span text:style-name="T1">button</text:span><text:span text:style-name="T3">" User can able to view application page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3">
          <table:table-cell/>
          <table:table-cell table:style-name="ce13" office:value-type="string">
            <text:p>Application - Delete </text:p>
          </table:table-cell>
          <table:table-cell table:style-name="ce13" office:value-type="string">
            <text:p>User Story 13</text:p>
          </table:table-cell>
          <table:table-cell table:style-name="ce13" office:value-type="string">
            <text:p>TC_MV_13</text:p>
          </table:table-cell>
          <table:table-cell table:style-name="ce28" office:value-type="string">
            <text:p>Check whether "administrator phresco" able to Delete Application 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User can find " Add application","Discover","Import from SVN", "Delete" tabs</text:p>
            <text:p>6. In order to delete any application user needs to check the check box against the desired application.</text:p>
            <text:p>7. In turn delete button gets enabled.</text:p>
            <text:p>8. User can delete the application upon clicking delete.</text:p>
            <text:p/>
          </table:table-cell>
          <table:table-cell table:style-name="ce28"/>
          <table:table-cell table:style-name="ce41">
            <draw:frame table:end-cell-address="Android.I29" table:end-x="0.0642in" table:end-y="0.9909in" draw:z-index="12" draw:name="Graphics 10" draw:style-name="gr2" draw:text-style-name="P2" svg:width="7.3016in" svg:height="5.8709in" svg:x="0in" svg:y="2.3386in">
              <draw:image xlink:href="Pictures/2000000700007BB6000039C76CDFC490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<text:span text:style-name="T1">" Upon clicking Delete </text:span><text:span text:style-name="T1">button" </text:span><text:span text:style-name="T3">user can able to view pop up box stating " </text:span><text:span text:style-name="T3">Do you want to delete the selected objects" with Ok </text:span><text:span text:style-name="T3">and cancel butt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4">
          <table:table-cell/>
          <table:table-cell table:style-name="ce13" office:value-type="string">
            <text:p>Application - Delete [ok]</text:p>
          </table:table-cell>
          <table:table-cell table:style-name="ce13" office:value-type="string">
            <text:p>User Story 14</text:p>
          </table:table-cell>
          <table:table-cell table:style-name="ce13" office:value-type="string">
            <text:p>TC_MV_14</text:p>
          </table:table-cell>
          <table:table-cell table:style-name="ce28" office:value-type="string">
            <text:p>Check whether "administrator phresco" able to Delete Application [ok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User can find "Add application", "Discover","Import from SVN", "Delete"</text:p>
            <text:p>6. In order to delete any application user needs to check the check box against the desired application.</text:p>
            <text:p>7. In turn delete button gets enabled.</text:p>
            <text:p>8. User can delete the application upon clicking delete.</text:p>
            <text:p>9. User need to click ok button in the confirmation pop up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Delete </text:span><text:span text:style-name="T1">button" </text:span><text:span text:style-name="T3">user can able to view pop up box stating " </text:span><text:span text:style-name="T3">Do you want to delete the selected objects" with Ok </text:span><text:span text:style-name="T3">and cancel button. User need to click ok button </text:span><text:span text:style-name="T3">upon clicking application gets deleted from </text:span><text:span text:style-name="T3">application pag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5">
          <table:table-cell/>
          <table:table-cell table:style-name="ce13" office:value-type="string">
            <text:p>Application - Delete [Cancel]</text:p>
          </table:table-cell>
          <table:table-cell table:style-name="ce13" office:value-type="string">
            <text:p>User Story 15</text:p>
          </table:table-cell>
          <table:table-cell table:style-name="ce13" office:value-type="string">
            <text:p>TC_MV_15</text:p>
          </table:table-cell>
          <table:table-cell table:style-name="ce28" office:value-type="string">
            <text:p>Check whether "administrator phresco" able to Delete Application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</text:p>
            <text:p>5. User can find "Add application","Discover",Import from SVN", "Delete".</text:p>
            <text:p>6. In order to delete any application user need to check the check box against the desired application.</text:p>
            <text:p>7. In turn delete button gets enabled.</text:p>
            <text:p>8. User can delete the application upon clicking delete.</text:p>
            <text:p>9. User need to click cancel button in the confirmation pop up if he desires to cancel the operation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Delete </text:span><text:span text:style-name="T1">button" </text:span><text:span text:style-name="T3">user can able to view pop up box stating " </text:span><text:span text:style-name="T3">Do you want to delete the selected objects" with Ok </text:span><text:span text:style-name="T3">and cancel button. User need to click cancel button </text:span><text:span text:style-name="T3">upon clicking selected Application wont get </text:span><text:span text:style-name="T3">vanished from Applicati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App info - cancel ]</text:p>
          </table:table-cell>
          <table:table-cell table:style-name="ce13" office:value-type="string">
            <text:p>User Story 16</text:p>
          </table:table-cell>
          <table:table-cell table:style-name="ce13" office:value-type="string">
            <text:p>TC_MV_16</text:p>
          </table:table-cell>
          <table:table-cell table:style-name="ce28" office:value-type="string">
            <text:p>Check whether "administrator phresco" able to Edit application [Edit Application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s to be edited.</text:p>
            <text:p>6.User should be able to view created project details in Edit Application page <text:s text:c="34"/><text:s text:c="7"/></text:p>
            <text:p>7.User should be able to view name,code,description,Type:Mobile, <text:s text:c="25"/><text:s text:c="29"/></text:p>
            <text:p>Technology: Android Native <text:s text:c="35"/>8. Click cancel to return to Applications without saving the changes <text:s text:c="4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Cancel button <text:span text:style-name="T1">"Application Page" </text:span><text:span text:style-name="T3">shoulde be available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Feature - Save ]</text:p>
          </table:table-cell>
          <table:table-cell table:style-name="ce13" office:value-type="string">
            <text:p>User Story 17</text:p>
          </table:table-cell>
          <table:table-cell table:style-name="ce13" office:value-type="string">
            <text:p>TC_MV_17</text:p>
          </table:table-cell>
          <table:table-cell table:style-name="ce28" office:value-type="string">
            <text:p>Check whether "administrator phresco" able to Edit application "Features sav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 <text:s text:c="34"/><text:s text:c="2"/></text:p>
            <text:p>5. Click on the project that needs to be edited.</text:p>
            <text:p>6. User should be able to view created project details in Edit Application page <text:s text:c="34"/><text:s text:c="7"/></text:p>
            <text:p>7.User should be able to view name,code,description,Type:Mobile, <text:s text:c="25"/><text:s text:c="29"/></text:p>
            <text:p>Technology: Android Native</text:p>
            <text:p/>
            <text:p>8 User should be able to click on features tab.</text:p>
            <text:p>9.User should be able to view the features.</text:p>
            <text:p>10.User can add or remove the features upon clicking the check box.</text:p>
            <text:p>11.User needs to click save to save the modifications <text:s text:c="17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save button <text:span text:style-name="T1">"Application Page" </text:span><text:span text:style-name="T3">shoulde be available. Edited </text:span><text:span text:style-name="T3">features gets updated in the corresponding project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Feature -Cancel ]</text:p>
          </table:table-cell>
          <table:table-cell table:style-name="ce13" office:value-type="string">
            <text:p>User Story 18</text:p>
          </table:table-cell>
          <table:table-cell table:style-name="ce13" office:value-type="string">
            <text:p>TC_MV_18</text:p>
          </table:table-cell>
          <table:table-cell table:style-name="ce28" office:value-type="string">
            <text:p>Check whether "administrator phresco" able to Edit application "Features cancel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s to be edited.</text:p>
            <text:p>6.User should be able to view created project details in Edit Application page <text:s text:c="34"/><text:s text:c="7"/></text:p>
            <text:p>7.User should be able to view name,code,description,Type:Mobile, <text:s text:c="25"/><text:s text:c="29"/></text:p>
            <text:p>Technology: Android</text:p>
            <text:p>Framework:</text:p>
            <text:p/>
            <text:p>8 User should be able to click on features tab.</text:p>
            <text:p>9.User should be able to view the features.</text:p>
            <text:p>10.User can add or remove the features upon clicking the check box.</text:p>
            <text:p>11.User can to click cancel if he wants to cancel the operation <text:s text:c="15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Cancel button <text:span text:style-name="T1">"Application Page" </text:span><text:span text:style-name="T3">shoulde be </text:span><text:span text:style-name="T3">avaliable.Exsisting features should remains the </text:span><text:span text:style-name="T3">sam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Code ]</text:p>
          </table:table-cell>
          <table:table-cell table:style-name="ce13" office:value-type="string">
            <text:p>User Story 19</text:p>
          </table:table-cell>
          <table:table-cell table:style-name="ce13" office:value-type="string">
            <text:p>TC_MV_19</text:p>
          </table:table-cell>
          <table:table-cell table:style-name="ce28" office:value-type="string">
            <text:p>Check whether "administrator phresco" able to Edit application "Cod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 <text:s text:c="34"/><text:s text:c="2"/></text:p>
            <text:p>5. Click on the project that needs to be edited.</text:p>
            <text:p>6 <text:s/>Click on code tab. <text:s text:c="15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Code tab <text:span text:style-name="T1">"Code Page"</text:span><text:span text:style-name="T3"> should appear with validate butt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Code - Validate ]</text:p>
          </table:table-cell>
          <table:table-cell table:style-name="ce13" office:value-type="string">
            <text:p>User Story 20</text:p>
          </table:table-cell>
          <table:table-cell table:style-name="ce13" office:value-type="string">
            <text:p>TC_MV_20</text:p>
          </table:table-cell>
          <table:table-cell table:style-name="ce28" office:value-type="string">
            <text:p>Check whether "administrator phresco" able to Edit application "Code validat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 <text:s text:c="34"/><text:s text:c="2"/></text:p>
            <text:p>5. Click on the project that needs to be edited.</text:p>
            <text:p>6 <text:s/>Click on code tab.</text:p>
            <text:p>7. Click on validate button. <text:s text:c="15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<text:span text:style-name="T1">Upon clicking Validate </text:span><text:span text:style-name="T1">button"</text:span><text:span text:style-name="T3"> Progress Pop up " box should appear in </text:span><text:span text:style-name="T3">the same scree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Code validate close ]</text:p>
          </table:table-cell>
          <table:table-cell table:style-name="ce13" office:value-type="string">
            <text:p>User Story 21</text:p>
          </table:table-cell>
          <table:table-cell table:style-name="ce13" office:value-type="string">
            <text:p>TC_MV_21</text:p>
          </table:table-cell>
          <table:table-cell table:style-name="ce28" office:value-type="string">
            <text:p>Check whether "administrator phresco" able to Edit application "Code validate clos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code tab.</text:p>
            <text:p>7. Click on validate button. <text:s text:c="15"/></text:p>
            <text:p>8. Click on close button upon validation gets over.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<text:span text:style-name="T1">Upon clicking close </text:span><text:span text:style-name="T1">button" </text:span><text:span text:style-name="T3">code page appears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[Configuration]</text:p>
          </table:table-cell>
          <table:table-cell table:style-name="ce13" office:value-type="string">
            <text:p>User Story 22</text:p>
          </table:table-cell>
          <table:table-cell table:style-name="ce13" office:value-type="string">
            <text:p>TC_MV_22</text:p>
          </table:table-cell>
          <table:table-cell table:style-name="ce28" office:value-type="string">
            <text:p>Check whether "administrator phresco" able to Edit application "Configuration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configuration. <text:s text:c="37"/>7.User can click on "Add" button if he desires to add project specific configurations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>
            <draw:frame table:end-cell-address="Android.H36" table:end-x="7.2366in" table:end-y="1.8169in" draw:z-index="15" draw:name="Graphics 12" draw:style-name="gr2" draw:text-style-name="P2" svg:width="7.2366in" svg:height="5.8228in" svg:x="0in" svg:y="0in">
              <draw:image xlink:href="Pictures/2000000700006B98000039C792522906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" <text:s/><text:span text:style-name="T1">Upon clicking </text:span><text:span text:style-name="T1">configuration tab"</text:span><text:span text:style-name="T3"> configuration page appears </text:span><text:span text:style-name="T3">with Add and Delet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7">
          <table:table-cell/>
          <table:table-cell table:style-name="ce13" office:value-type="string">
            <text:p>Edit Application - Add Configuration [WebService] [Save]</text:p>
          </table:table-cell>
          <table:table-cell table:style-name="ce13" office:value-type="string">
            <text:p>User Story 23</text:p>
          </table:table-cell>
          <table:table-cell table:style-name="ce13" office:value-type="string">
            <text:p>TC_MV_23</text:p>
          </table:table-cell>
          <table:table-cell table:style-name="ce28" office:value-type="string">
            <text:p>Check whether "administrator phresco" able to Edit application "Add Configuration" [Server] <text:s/>and [Save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:Web Servicer.</text:p>
            <text:p>11 Select Protocol [ http or https].</text:p>
            <text:p>12 Enter Host.</text:p>
            <text:p>13 Enter Port.</text:p>
            <text:p>14 Enter Admin username.</text:p>
            <text:p>15 Enter Admin password.</text:p>
            <text:p>16 Enter Deploy directory.</text:p>
            <text:p>17 Click Save.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<text:span text:style-name="T1">Upon clicking save </text:span><text:span text:style-name="T1">button"</text:span><text:span text:style-name="T3"> server configuration gets displayed in </text:span><text:span text:style-name="T3">configuration page with pop up message staying " </text:span><text:span text:style-name="T3">xyz configuration server created successfully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8">
          <table:table-cell/>
          <table:table-cell table:style-name="ce13" office:value-type="string">
            <text:p>Edit Application - Add Configuration [WebService] [Cancel]</text:p>
          </table:table-cell>
          <table:table-cell table:style-name="ce13" office:value-type="string">
            <text:p>User Story 24</text:p>
          </table:table-cell>
          <table:table-cell table:style-name="ce13" office:value-type="string">
            <text:p>TC_MV_24</text:p>
          </table:table-cell>
          <table:table-cell table:style-name="ce28" office:value-type="string">
            <text:p>Check whether "administrator phresco" able to Edit application "Add Configuration" [Server] <text:s/>and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Web Service.</text:p>
            <text:p>11 Select Protocol [ http or https].</text:p>
            <text:p>12 Enter Host.</text:p>
            <text:p>13 Enter Port.</text:p>
            <text:p>14 Enter Admin username.</text:p>
            <text:p>15 Enter Admin password.</text:p>
            <text:p>16 Enter Deploy directory.</text:p>
            <text:p>17 User can either click save or cancel. Lets assume user clicks cancel.</text:p>
            <text:p/>
            <text:p/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<text:span text:style-name="T1">Upon clicking cancel </text:span><text:span text:style-name="T1">button"</text:span><text:span text:style-name="T3"> configuration pages gets displayed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Add Configuration [Web services] [Save]</text:p>
          </table:table-cell>
          <table:table-cell table:style-name="ce13" office:value-type="string">
            <text:p>User Story 29</text:p>
          </table:table-cell>
          <table:table-cell table:style-name="ce13" office:value-type="string">
            <text:p>TC_MV_29</text:p>
          </table:table-cell>
          <table:table-cell table:style-name="ce28" office:value-type="string">
            <text:p>Check whether "administrator phresco" able to Edit application "Add Configuration" [Web service] <text:s/>and [Save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Web service.</text:p>
            <text:p>11.Select Protocol.</text:p>
            <text:p>11 Enter Host.</text:p>
            <text:p>12 Enter Port.</text:p>
            <text:p>13 Enter username.</text:p>
            <text:p>14 Enter <text:s/>password.</text:p>
            <text:p>15 Enter Context.</text:p>
            <text:p>16 Click Save.</text:p>
            <text:p/>
          </table:table-cell>
          <table:table-cell table:style-name="ce28" office:value-type="string">
            <text:p><text:s/></text:p>
          </table:table-cell>
          <table:table-cell table:style-name="ce41" office:value-type="string">
            <text:p><text:s/></text:p>
          </table:table-cell>
          <table:table-cell table:style-name="ce38" office:value-type="string">
            <text:p>"Administrator Phresco"<text:span text:style-name="T1">Upon clicking save </text:span><text:span text:style-name="T1">button"</text:span><text:span text:style-name="T3"> configuration pages gets displayed with </text:span><text:span text:style-name="T3">pop up message staying " xyz configuration web </text:span><text:span text:style-name="T3">services created successfully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Add Configuration [Web services] [Cancel]</text:p>
          </table:table-cell>
          <table:table-cell table:style-name="ce13" office:value-type="string">
            <text:p>User Story 30</text:p>
          </table:table-cell>
          <table:table-cell table:style-name="ce13" office:value-type="string">
            <text:p>TC_MV_30</text:p>
          </table:table-cell>
          <table:table-cell table:style-name="ce28" office:value-type="string">
            <text:p>Check whether "administrator phresco" able to Edit application "Add Configuration" [Web services] <text:s/>and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s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Web service.</text:p>
            <text:p>11 Enter Protocol.</text:p>
            <text:p>12 Enter Host.</text:p>
            <text:p>13 Enter Port.</text:p>
            <text:p>14 Enter username.</text:p>
            <text:p>15 Enter password.</text:p>
            <text:p>16 Enter Context.</text:p>
            <text:p>15 User can either click save or cancel. Lets assume user clicks cancel.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pan text:style-name="T1">Upon clicking cancel </text:span><text:span text:style-name="T1">button"</text:span><text:span text:style-name="T3"> configuration pages gets displayed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Build </text:p>
          </table:table-cell>
          <table:table-cell table:style-name="ce13" office:value-type="string">
            <text:p>User Story 31</text:p>
          </table:table-cell>
          <table:table-cell table:style-name="ce13" office:value-type="string">
            <text:p>TC_MV_31</text:p>
          </table:table-cell>
          <table:table-cell table:style-name="ce28" office:value-type="string">
            <text:p>Check whether "administrator phresco" able to Edit application " Build 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s to be edited.</text:p>
            <text:p>6 <text:s/>Click on Build.</text:p>
            <text:p>7 <text:s/>User can find generate build button.</text:p>
            <text:p>8 <text:s/>User can find delete button.</text:p>
            <text:p>9 <text:s/>User can find progress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Build <text:s/>tab "</text:span><text:span text:style-name="T3"> </text:span><text:span text:style-name="T3">user can find generate button, delete button, </text:span><text:span text:style-name="T3">progress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0">
          <table:table-cell/>
          <table:table-cell table:style-name="ce13" office:value-type="string">
            <text:p>Edit Application - Build [generate build/build]</text:p>
          </table:table-cell>
          <table:table-cell table:style-name="ce13" office:value-type="string">
            <text:p>User Story 32</text:p>
          </table:table-cell>
          <table:table-cell table:style-name="ce13" office:value-type="string">
            <text:p>TC_MV_32</text:p>
          </table:table-cell>
          <table:table-cell table:style-name="ce28" office:value-type="string">
            <text:p>Check whether "administrator phresco" able to Edit application " Generate build / Build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Build.</text:p>
            <text:p>7 <text:s/>Click generate build.</text:p>
            <text:p>8 User need to select web service.</text:p>
            <text:p>9 User can select any one among these [ show settings , show error , Import sql] [check box]</text:p>
            <text:p>13 User need to click build.</text:p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generate </text:span><text:span text:style-name="T1">build "</text:span><text:span text:style-name="T3"> user can find a pop box with [database, </text:span><text:span text:style-name="T3">server, email, web service ] then user need to click </text:span><text:span text:style-name="T3">build in turn system will have progress build </text:span><text:span text:style-name="T3">success or build failur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Build [generate build/ cancel]</text:p>
          </table:table-cell>
          <table:table-cell table:style-name="ce13" office:value-type="string">
            <text:p>User Story 33</text:p>
          </table:table-cell>
          <table:table-cell table:style-name="ce13" office:value-type="string">
            <text:p>TC_MV_33</text:p>
          </table:table-cell>
          <table:table-cell table:style-name="ce28" office:value-type="string">
            <text:p>Check whether "administrator phresco" able to Edit application " Generate build / Cancel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Build.</text:p>
            <text:p>7 <text:s/>Click generate build.</text:p>
            <text:p>8 User need to select web service.</text:p>
            <text:p>9 User can select any one among these [ show settings , show error , Import sql] [check box]</text:p>
            <text:p>13 User need to click cancel.</text:p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cancel </text:span><text:span text:style-name="T1">button" </text:span><text:span text:style-name="T3">build pages gets appeared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Quality/Unit-Test</text:p>
          </table:table-cell>
          <table:table-cell table:style-name="ce13" office:value-type="string">
            <text:p>User Story 34</text:p>
          </table:table-cell>
          <table:table-cell table:style-name="ce13" office:value-type="string">
            <text:p>TC_MV_34</text:p>
          </table:table-cell>
          <table:table-cell table:style-name="ce28" office:value-type="string">
            <text:p>Check whether "administrator phresco" able to Edit application " Quality unit - test - close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Build. <text:s text:c="50"/>7 <text:s/>Click generate build. <text:s text:c="42"/>8 User need to select web service. <text:s text:c="25"/>9 User can select any one among these [ show settings , show error , Import sql] [check box] 13 User need to click build. <text:s text:c="42"/>10) Click on Quality button. <text:s text:c="37"/>11)Click on Unit button. <text:s text:c="42"/>12) Click on Test button. <text:s text:c="41"/>13) User will see pop up box contains devices list.User can select any one of the option. </text:p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close </text:span><text:span text:style-name="T1">button"</text:span><text:span text:style-name="T3"> user can able to view the report in pie chart </text:span><text:span text:style-name="T3">format.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Quality/Functional -Test</text:p>
          </table:table-cell>
          <table:table-cell table:style-name="ce13" office:value-type="string">
            <text:p>User Story 35</text:p>
          </table:table-cell>
          <table:table-cell table:style-name="ce13" office:value-type="string">
            <text:p>TC_MV_35</text:p>
          </table:table-cell>
          <table:table-cell table:style-name="ce28" office:value-type="string">
            <text:p>Check whether "administrator phresco" able to Test application " Quality Functional -Test 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Build. <text:s text:c="50"/>7 <text:s/>Click generate build. <text:s text:c="42"/>8 User need to select web service. <text:s text:c="25"/>9 User can select any one among these [ show settings , show error , Import sql] [check box] 13 User need to click build. <text:s text:c="42"/>10) Click on Quality tab <text:s text:c="43"/>11) Click on Functional button. <text:s text:c="28"/>12) Click on Test button. <text:s text:c="41"/>13) User will see pop up box contains devices list.User can select any one of the option. </text:p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Test </text:span><text:span text:style-name="T1">button"</text:span><text:span text:style-name="T3"> user can able to view pop up box which </text:span><text:span text:style-name="T3">has Against <text:s/>Build [Radio button], Against Server </text:span><text:span text:style-name="T3">[Radio button], Against release[ Radio button], </text:span><text:span text:style-name="T3">Browser[ Drop down], Server[ Drop Down], Show </text:span><text:span text:style-name="T3">settings[ Check box]. User can able to see test and </text:span><text:span text:style-name="T3">cancel butt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Settings </text:p>
          </table:table-cell>
          <table:table-cell table:style-name="ce13" office:value-type="string">
            <text:p>User Story 42</text:p>
          </table:table-cell>
          <table:table-cell table:style-name="ce13" office:value-type="string">
            <text:p>TC_MV_42</text:p>
          </table:table-cell>
          <table:table-cell table:style-name="ce28" office:value-type="string">
            <text:p>Check whether "administrator phresco" able to Test application " Quality Performance -Close Button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Quality </text:p>
            <text:p>7 <text:s/>By default Unit will selected.</text:p>
            <text:p>8 <text:s/>User need to click Performance.</text:p>
            <text:p>9 <text:s/>User need to click Test.</text:p>
            <text:p>10 User can able to view progress pop up box.</text:p>
            <text:p>11 User need to click close button upon result gets progressed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close </text:span><text:span text:style-name="T1">button" </text:span><text:span text:style-name="T3">user can able to view the report in pie chart </text:span><text:span text:style-name="T3">format.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Quality/Load -Test - Close Button</text:p>
          </table:table-cell>
          <table:table-cell table:style-name="ce13" office:value-type="string">
            <text:p>User Story 43</text:p>
          </table:table-cell>
          <table:table-cell table:style-name="ce13" office:value-type="string">
            <text:p>TC_MV_43</text:p>
          </table:table-cell>
          <table:table-cell table:style-name="ce28" office:value-type="string">
            <text:p>Check whether "administrator phresco" able to Test application " Quality Load -Close Button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Quality </text:p>
            <text:p>7 <text:s/>By default Unit will selected.</text:p>
            <text:p>8 <text:s/>User need to click Load.</text:p>
            <text:p>9 <text:s/>User need to click Test.</text:p>
            <text:p>10 User can able to view progress pop up box.</text:p>
            <text:p>11 User need to click close button upon result gets progressed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close </text:span><text:span text:style-name="T1">button" </text:span><text:span text:style-name="T3">user can able to view the report in pie chart </text:span><text:span text:style-name="T3">format.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Settings </text:p>
          </table:table-cell>
          <table:table-cell table:style-name="ce13" office:value-type="string">
            <text:p>User Story 44</text:p>
          </table:table-cell>
          <table:table-cell table:style-name="ce13" office:value-type="string">
            <text:p>TC_MV_44</text:p>
          </table:table-cell>
          <table:table-cell table:style-name="ce28" office:value-type="string">
            <text:p>Check whether "administrator phresco" able to view Settings page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 <text:s text:c="36"/>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settings </text:span><text:span text:style-name="T1">tab" </text:span><text:span text:style-name="T3">user can able to view " Add button" and delete </text:span><text:span text:style-name="T3">button [ un select mode]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Add [Web service] / Save</text:p>
          </table:table-cell>
          <table:table-cell table:style-name="ce13" office:value-type="string">
            <text:p>User Story 51</text:p>
          </table:table-cell>
          <table:table-cell table:style-name="ce13" office:value-type="string">
            <text:p>TC_MV_51</text:p>
          </table:table-cell>
          <table:table-cell table:style-name="ce28" office:value-type="string">
            <text:p>Check whether "administrator phresco" able to Add settings [Web Service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Web Service [drop down]</text:p>
            <text:p>9. User needs to select protocol [drop down]</text:p>
            <text:p>9.User needs to enter host. </text:p>
            <text:p>10.User needs to enter port.</text:p>
            <text:p>11.User needs to enter username.</text:p>
            <text:p>12.User needs to enter password.</text:p>
            <text:p>13.User needs to enter the context.</text:p>
            <text:p>14.User needs to select applies to from scroll bar.</text:p>
            <text:p>15.User needs to click save.</text:p>
          </table:table-cell>
          <table:table-cell table:style-name="ce28"/>
          <table:table-cell table:style-name="ce41">
            <draw:frame table:end-cell-address="Android.I50" table:end-x="0.0508in" table:end-y="2.2736in" draw:z-index="13" draw:name="Graphics 11" draw:style-name="gr2" draw:text-style-name="P2" svg:width="7.2882in" svg:height="5.8386in" svg:x="0in" svg:y="3.5335in">
              <draw:image xlink:href="Pictures/2000000700006B98000039C792522906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<text:span text:style-name="T1">" Upon clicking save </text:span><text:span text:style-name="T1">button" </text:span><text:span text:style-name="T3">user can able to view the Web service </text:span><text:span text:style-name="T3">result in tabulation format in settings pag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Add [Web service] / Cancel</text:p>
          </table:table-cell>
          <table:table-cell table:style-name="ce13" office:value-type="string">
            <text:p>User Story 52</text:p>
          </table:table-cell>
          <table:table-cell table:style-name="ce13" office:value-type="string">
            <text:p>TC_MV_52</text:p>
          </table:table-cell>
          <table:table-cell table:style-name="ce28" office:value-type="string">
            <text:p>Check whether "administrator phresco" able to Add settings [Web service] / Cancel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Web Service [drop down]</text:p>
            <text:p>9. User needs to select protocol [drop down]</text:p>
            <text:p>9.User needs to enter host. </text:p>
            <text:p>10.User needs to enter port.</text:p>
            <text:p>11.User needs to enter username.</text:p>
            <text:p>12.User needs to enter password.</text:p>
            <text:p>13.User needs to enter the context.</text:p>
            <text:p>14.User needs to select applies to from scroll bar.</text:p>
            <text:p>15..User can click save or cancel. Lets assume user clicks cancel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cancel </text:span><text:span text:style-name="T1">button" </text:span><text:span text:style-name="T3">user can able to view the settings pag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Delete </text:p>
          </table:table-cell>
          <table:table-cell table:style-name="ce13" office:value-type="string">
            <text:p>User Story 53</text:p>
          </table:table-cell>
          <table:table-cell table:style-name="ce13" office:value-type="string">
            <text:p>TC_MV_53</text:p>
          </table:table-cell>
          <table:table-cell table:style-name="ce28" office:value-type="string">
            <text:p>Check whether "administrator phresco" able to Delete settings 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User can find Add and delete.</text:p>
            <text:p>6. In order to delete any settings user need to check the check box.</text:p>
            <text:p>7. In turn delete button gets enabled.</text:p>
            <text:p>8. User can delete the settings upon clicking delete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Delete </text:span><text:span text:style-name="T1">button" </text:span><text:span text:style-name="T3">user can able to view pop up box stating " </text:span><text:span text:style-name="T3">Do you want to delete the selected objects" with Ok </text:span><text:span text:style-name="T3">and cancel butt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Delete [ok]</text:p>
          </table:table-cell>
          <table:table-cell table:style-name="ce13" office:value-type="string">
            <text:p>User Story 54</text:p>
          </table:table-cell>
          <table:table-cell table:style-name="ce13" office:value-type="string">
            <text:p>TC_MV_54</text:p>
          </table:table-cell>
          <table:table-cell table:style-name="ce28" office:value-type="string">
            <text:p>Check whether "administrator phresco" able to Delete settings [ok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User can find Add and delete.</text:p>
            <text:p>6. In order to delete any settings user need to check the check box.</text:p>
            <text:p>7. In turn delete button gets enabled.</text:p>
            <text:p>8. User can delete the settings upon clicking delete.</text:p>
            <text:p>9. User need to click ok button in confirmation pop up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Delete </text:span><text:span text:style-name="T1">button" </text:span><text:span text:style-name="T3">user can able to view pop up box stating " </text:span><text:span text:style-name="T3">Do you want to delete the selected objects" with Ok </text:span><text:span text:style-name="T3">and cancel button. User need to click ok button </text:span><text:span text:style-name="T3">upon clicking settings gets deleted from settings </text:span><text:span text:style-name="T3">pag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Delete [Cancel]</text:p>
          </table:table-cell>
          <table:table-cell table:style-name="ce13" office:value-type="string">
            <text:p>User Story 55</text:p>
          </table:table-cell>
          <table:table-cell table:style-name="ce13" office:value-type="string">
            <text:p>TC_MV_55</text:p>
          </table:table-cell>
          <table:table-cell table:style-name="ce28" office:value-type="string">
            <text:p>Check whether "administrator phresco" able to Delete settings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User can find Add and delete.</text:p>
            <text:p>6. In order to delete any settings user need to check the check box.</text:p>
            <text:p>7. In turn delete button gets enabled.</text:p>
            <text:p>8. User can delete the settings upon clicking delete.</text:p>
            <text:p>9. User need to click cancel button in confirmation pop up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Delete </text:span><text:span text:style-name="T1">button" </text:span><text:span text:style-name="T3">user can able to view pop up box stating " </text:span><text:span text:style-name="T3">Do you want to delete the selected objects" with Ok </text:span><text:span text:style-name="T3">and cancel button. User need to click cancel button </text:span><text:span text:style-name="T3">upon clicking selected settings wont get vanished </text:span><text:span text:style-name="T3">from settings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My Account [ Account holder name gets displayed]</text:p>
          </table:table-cell>
          <table:table-cell table:style-name="ce13" office:value-type="string">
            <text:p>User Story 56</text:p>
          </table:table-cell>
          <table:table-cell table:style-name="ce13" office:value-type="string">
            <text:p>TC_MV_56</text:p>
          </table:table-cell>
          <table:table-cell table:style-name="ce28" office:value-type="string">
            <text:p>Check whether "administrator phresco" <text:s/>able to click "My account section 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skins with two color [ Red and <text:s/>blue].</text:p>
            <text:p>6. User can find About us.</text:p>
            <text:p>7. User can find sign out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My </text:span><text:span text:style-name="T1">account[account holder name gets displayed]" </text:span><text:span text:style-name="T3">user can able to view drop down box stating " skins </text:span><text:span text:style-name="T3">with two color"," About us", "Sign out" based on </text:span><text:span text:style-name="T3">user clicks corresponding action triggers out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My Account [Skins]</text:p>
          </table:table-cell>
          <table:table-cell table:style-name="ce13" office:value-type="string">
            <text:p>User Story 57</text:p>
          </table:table-cell>
          <table:table-cell table:style-name="ce13" office:value-type="string">
            <text:p>TC_MV_57</text:p>
          </table:table-cell>
          <table:table-cell table:style-name="ce28" office:value-type="string">
            <text:p>Check whether "administrator phresco" <text:s/>click "Skins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skins with two color [ Red and <text:s/>blue].</text:p>
            <text:p>6. By default framework will be red color.</text:p>
            <text:p>7. In order to change from red to blue user need to click blue skin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My </text:span><text:span text:style-name="T1">account[account holder name gets displayed]" </text:span><text:span text:style-name="T3">user can able to view drop down box stating " skins </text:span><text:span text:style-name="T3">with two color", By <text:s/>default framework will be in red </text:span><text:span text:style-name="T3">color upon clicking blue skin framework gets adapt </text:span><text:span text:style-name="T3">to blue color vise versa take plac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My Account [About - Ok]</text:p>
          </table:table-cell>
          <table:table-cell table:style-name="ce13" office:value-type="string">
            <text:p>User Story 58</text:p>
          </table:table-cell>
          <table:table-cell table:style-name="ce13" office:value-type="string">
            <text:p>TC_MV_58</text:p>
          </table:table-cell>
          <table:table-cell table:style-name="ce28" office:value-type="string">
            <text:p>Check whether "administrator phresco" <text:s/>click "About - ok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About.</text:p>
            <text:p>6. User need to click About. </text:p>
            <text:p/>
          </table:table-cell>
          <table:table-cell table:style-name="ce28"/>
          <table:table-cell table:style-name="ce41">
            <draw:frame table:end-cell-address="Android.I56" table:end-x="0.0378in" table:end-y="2.2736in" draw:z-index="14" draw:name="Graphics 9" draw:style-name="gr2" draw:text-style-name="P2" svg:width="7.2752in" svg:height="5.8228in" svg:x="0in" svg:y="0in">
              <draw:image xlink:href="Pictures/2000000700006B98000039C792522906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<text:span text:style-name="T1">" Upon clicking About </text:span><text:span text:style-name="T3">framework will trigger pop up with about content </text:span><text:span text:style-name="T3">with close symbol and ok button. Both close and ok </text:span><text:span text:style-name="T3">perform same close action upon clicking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My Account [Sign out]</text:p>
          </table:table-cell>
          <table:table-cell table:style-name="ce13" office:value-type="string">
            <text:p>User Story 59</text:p>
          </table:table-cell>
          <table:table-cell table:style-name="ce13" office:value-type="string">
            <text:p>TC_MV_59</text:p>
          </table:table-cell>
          <table:table-cell table:style-name="ce28" office:value-type="string">
            <text:p>Check whether "administrator phresco" <text:s/>able to click "Sign out 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sign out </text:p>
            <text:p>6. User need to click sign out <text:s/>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sign out " </text:span><text:span text:style-name="T3">framework will redirect to login page with username </text:span><text:span text:style-name="T3">and password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2">
          <table:table-cell table:style-name="ce5"/>
          <table:table-cell table:style-name="ce14"/>
          <table:table-cell table:style-name="ce16" table:number-columns-repeated="2"/>
          <table:table-cell table:style-name="ce16" office:value-type="string">
            <text:p>AndroidNative <text:s/>Project</text:p>
          </table:table-cell>
          <table:table-cell table:style-name="ce33"/>
          <table:table-cell table:style-name="ce16"/>
          <table:table-cell table:style-name="ce16">
            <draw:frame table:end-cell-address="Android.I59" table:end-x="0.0252in" table:end-y="2.3827in" draw:z-index="5" draw:name="Graphics 3" draw:style-name="gr2" draw:text-style-name="P2" svg:width="7.2319in" svg:height="3.4902in" svg:x="0.0307in" svg:y="0.4346in">
              <draw:image xlink:href="Pictures/20000007000061C700004BDD9B1FF6CA.svm" xlink:type="simple" xlink:show="embed" xlink:actuate="onLoad">
                <text:p/>
              </draw:image>
            </draw:frame>
          </table:table-cell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49"/>
          <table:table-cell table:number-columns-repeated="1010"/>
        </table:table-row>
        <table:table-row table:style-name="ro23">
          <table:table-cell/>
          <table:table-cell table:style-name="ce12" office:value-type="string">
            <text:p>Start the Device</text:p>
          </table:table-cell>
          <table:table-cell table:style-name="ce13" office:value-type="string">
            <text:p>User Story </text:p>
          </table:table-cell>
          <table:table-cell table:style-name="ce12" office:value-type="string">
            <text:p>TC_MV_14</text:p>
          </table:table-cell>
          <table:table-cell table:style-name="ce30" office:value-type="string">
            <text:p>Start the Device from Android Virtual Device Manager.</text:p>
          </table:table-cell>
          <table:table-cell table:style-name="ce30" office:value-type="string">
            <text:p>1) <text:span text:style-name="T2">Install</text:span> the Android SDK in locally <text:s text:c="26"/>2) Go to Android AVD Manager location <text:s text:c="19"/>3) start the AVD <text:s/></text:p>
          </table:table-cell>
          <table:table-cell table:style-name="ce28" table:content-validation-name="val1" office:value-type="string">
            <text:p>FRAMEWORK</text:p>
          </table:table-cell>
          <table:table-cell table:style-name="ce41"/>
          <table:table-cell table:style-name="ce31" office:value-type="string">
            <text:p>Device Should be opened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2" office:value-type="string">
            <text:p>Start the Device</text:p>
          </table:table-cell>
          <table:table-cell table:number-columns-repeated="1009"/>
        </table:table-row>
        <table:table-row table:style-name="ro24">
          <table:table-cell/>
          <table:table-cell table:style-name="ce13" office:value-type="string">
            <text:p>Deploy the Shopping Cart Application into Device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15</text:p>
          </table:table-cell>
          <table:table-cell table:style-name="ce31" office:value-type="string">
            <text:p>Deploying the Shopping Cart Application into Emulator</text:p>
          </table:table-cell>
          <table:table-cell table:style-name="ce31" office:value-type="string">
            <text:p>1)Run the Application <text:s text:c="47"/>Application will search for Device and it will be deployed into Emulator. <text:s/></text:p>
          </table:table-cell>
          <table:table-cell table:style-name="ce28" table:content-validation-name="val1"/>
          <table:table-cell table:style-name="ce41">
            <draw:frame table:end-cell-address="Android.I61" table:end-x="0.0169in" table:end-y="1.4169in" draw:z-index="8" draw:name="Graphics 4" draw:style-name="gr2" draw:text-style-name="P2" svg:width="7.2362in" svg:height="3.1728in" svg:x="0.0181in" svg:y="2.3862in">
              <draw:image xlink:href="Pictures/200000070000629A00004B3FFF4773B0.svm" xlink:type="simple" xlink:show="embed" xlink:actuate="onLoad">
                <text:p/>
              </draw:image>
            </draw:frame>
          </table:table-cell>
          <table:table-cell table:style-name="ce31" office:value-type="string">
            <text:p>We Could see the Shopping Cart Application Deployed into Emulator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Deploy the Shopping Cart Application into Device</text:p>
          </table:table-cell>
          <table:table-cell table:number-columns-repeated="1009"/>
        </table:table-row>
        <table:table-row table:style-name="ro25">
          <table:table-cell/>
          <table:table-cell table:style-name="ce13" office:value-type="string">
            <text:p>Login into Phresco ShoppingCart</text:p>
          </table:table-cell>
          <table:table-cell table:style-name="ce13" office:value-type="string">
            <text:p>User Story 5</text:p>
          </table:table-cell>
          <table:table-cell table:style-name="ce13" office:value-type="string">
            <text:p>TC_MV_16</text:p>
          </table:table-cell>
          <table:table-cell table:style-name="ce28" office:value-type="string">
            <text:p>Login for do the shopping from Shopping cart Application</text:p>
          </table:table-cell>
          <table:table-cell table:style-name="ce31" office:value-type="string">
            <text:p>1) Click on Login button at home page <text:s text:c="22"/>2) Click on Email field and enter email id <text:s text:c="17"/>ex:<text:a xlink:href="mailto:-android.tester@photoninfotech.net">-android.tester@photoninfotech.net</text:a> <text:s text:c="13"/>3)Click on Password field and enter password <text:s text:c="10"/><text:s text:c="2"/>ex:-12345 <text:s text:c="61"/>4)Click on Login button. <text:s text:c="5"/></text:p>
          </table:table-cell>
          <table:table-cell table:style-name="ce28" table:content-validation-name="val1"/>
          <table:table-cell table:style-name="ce41"/>
          <table:table-cell table:style-name="ce43" office:value-type="string">
            <text:p>It should show <text:s/>the dialog box like Login Successfully and if we click the OK button <text:s/>it will come us back to home page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Login into Phresco ShoppingCart</text:p>
          </table:table-cell>
          <table:table-cell table:number-columns-repeated="1009"/>
        </table:table-row>
        <table:table-row table:style-name="ro7">
          <table:table-cell/>
          <table:table-cell table:style-name="ce13" office:value-type="string">
            <text:p>Online shopping at Phresco Shopping Cart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17</text:p>
          </table:table-cell>
          <table:table-cell table:style-name="ce28" office:value-type="string">
            <text:p>Browsing for Online shopping from Shopping cart application.</text:p>
          </table:table-cell>
          <table:table-cell table:style-name="ce31" office:value-type="string">
            <text:p>1) click on Browse button at home page. <text:s text:c="18"/>2) select any item in the Category list . <text:s text:c="19"/>3) select any item in the <text:s/>menu. <text:s text:c="31"/>Ex: Electronic items . <text:s text:c="44"/>4)Click on button” Add To Cart” <text:s text:c="31"/>5)Give some Quantity <text:s text:c="42"/>6)Click on “UPDATE CART” button. <text:s text:c="25"/>7)Click on “VIEW MY CART” <text:s text:c="35"/>8)Click on “CHECKOUT” <text:s text:c="2"/>button <text:s text:c="135"/></text:p>
          </table:table-cell>
          <table:table-cell table:style-name="ce28" table:content-validation-name="val1"/>
          <table:table-cell table:style-name="ce41">
            <draw:frame table:end-cell-address="Android.I63" table:end-x="0.0894in" table:end-y="1.9602in" draw:z-index="16" draw:name="Graphics 5" draw:style-name="gr2" draw:text-style-name="P2" svg:width="7.3268in" svg:height="4.1165in" svg:x="0in" svg:y="1.4303in">
              <draw:image xlink:href="Pictures/200000070000524600003A177ACE5997.svm" xlink:type="simple" xlink:show="embed" xlink:actuate="onLoad">
                <text:p/>
              </draw:image>
            </draw:frame>
          </table:table-cell>
          <table:table-cell table:style-name="ce31" office:value-type="string">
            <text:p>It Should show <text:s/>the dialog box like Please fill the required fields 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Online shopping at Phresco Shopping Cart</text:p>
          </table:table-cell>
          <table:table-cell table:number-columns-repeated="1009"/>
        </table:table-row>
        <table:table-row table:style-name="ro26">
          <table:table-cell/>
          <table:table-cell table:style-name="ce13" office:value-type="string">
            <text:p>Registration for Phresco Shopping Cart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18</text:p>
          </table:table-cell>
          <table:table-cell table:style-name="ce28" office:value-type="string">
            <text:p>Registration for login into Shopping cart Application and will do <text:s/>shopping or Browsing </text:p>
          </table:table-cell>
          <table:table-cell table:style-name="ce34" office:value-type="string">
            <text:p>1)Click on Register button at home page <text:s text:c="18"/>2) Click on Email Field and enter the email address <text:s text:c="2"/>3) Click on Password Field and enter password you want <text:s text:c="70"/>4)Click on Confirm password field and enter same password which enter in password . <text:s text:c="25"/>5)Click on Register button .</text:p>
          </table:table-cell>
          <table:table-cell table:style-name="ce28" table:content-validation-name="val1"/>
          <table:table-cell table:style-name="ce41"/>
          <table:table-cell table:style-name="ce31" office:value-type="string">
            <text:p>It should show <text:s/>the dialog box like Registration Successfully and if we click the OK button <text:s/>it will come us back to home page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Registration for Phresco Shopping Cart</text:p>
          </table:table-cell>
          <table:table-cell table:number-columns-repeated="1009"/>
        </table:table-row>
        <table:table-row table:style-name="ro12">
          <table:table-cell/>
          <table:table-cell table:style-name="ce13" office:value-type="string">
            <text:p>Online Shopping at Phresco Shopping Cart with entering Customer <text:s/>information and Delivery Information.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19</text:p>
          </table:table-cell>
          <table:table-cell table:style-name="ce28" office:value-type="string">
            <text:p>After selecting the item from Category list we need to give Customer information , Delivery information , Billing information ,payment method and order comments </text:p>
          </table:table-cell>
          <table:table-cell table:style-name="ce34" office:value-type="string">
            <text:p>1) click on Browse button at home page. <text:s text:c="18"/>2) select any item in the Category list . <text:s text:c="19"/>3) select any item in the <text:s/>menu. <text:s text:c="31"/>Ex: Electronic items . <text:s text:c="44"/>4)Click on button” Add To Cart” <text:s text:c="31"/>5)Give some Quantity <text:s text:c="42"/>6)Click on “UPDATE CART” button. <text:s text:c="25"/>7)Click on “VIEW MY CART” <text:s text:c="35"/>8)Click on “CHECKOUT” <text:s text:c="2"/>button <text:s text:c="29"/>9) Enter Customer information mail id <text:s text:c="23"/>10) Enter Delivery Information of Customer <text:s text:c="17"/>I) Enter First Name <text:s text:c="49"/>ii)Enter Address1 <text:s text:c="52"/>iii )Enter City <text:s text:c="58"/>iv) Enter State/Province <text:s text:c="43"/>v) Enter Country <text:s text:c="53"/>vi) Enter Zip Code <text:s text:c="51"/>vii) Enter Phone number <text:s text:c="103"/></text:p>
          </table:table-cell>
          <table:table-cell table:style-name="ce28" table:content-validation-name="val1"/>
          <table:table-cell table:style-name="ce41">
            <draw:frame table:end-cell-address="Android.I64" table:end-x="0.0252in" table:end-y="1.7854in" draw:z-index="6" draw:name="Graphics 6" draw:style-name="gr2" draw:text-style-name="P2" svg:width="7.2575in" svg:height="3.3626in" svg:x="0.0051in" svg:y="1.5823in">
              <draw:image xlink:href="Pictures/200000070000526000003A8074F63A18.svm" xlink:type="simple" xlink:show="embed" xlink:actuate="onLoad">
                <text:p/>
              </draw:image>
            </draw:frame>
          </table:table-cell>
          <table:table-cell table:style-name="ce31"/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Online Shopping at Phresco Shopping Cart with entering Customer <text:s/>information and Delivery Information.</text:p>
          </table:table-cell>
          <table:table-cell table:number-columns-repeated="1009"/>
        </table:table-row>
        <table:table-row table:style-name="ro27">
          <table:table-cell/>
          <table:table-cell table:style-name="ce13" office:value-type="string">
            <text:p>Online Shopping at Phresco Shopping Cart with entering Billing Information <text:s/>Payment method and Order Comments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20</text:p>
          </table:table-cell>
          <table:table-cell table:style-name="ce28" office:value-type="string">
            <text:p>After entering the Customer information and Delivery information we need to enter Billing information and Payment Method.</text:p>
          </table:table-cell>
          <table:table-cell table:style-name="ce34" office:value-type="string">
            <text:p>1) If the Billing information is same as Delivery Information we can check the check box . <text:s/>Otherwise we need to fill-up the mandatory fields same as for Delivery Information <text:s text:c="31"/><text:s text:c="84"/><text:s text:c="12"/>2) In Payment Method we will have two options like <text:s text:c="65"/><text:s text:c="16"/>I) <text:s/>Cheque or Money order <text:s text:c="24"/><text:s text:c="84"/><text:s text:c="9"/>2) Cash or Delivery <text:s text:c="43"/><text:s text:c="81"/>3) Enter Order Comments if we we want.</text:p>
          </table:table-cell>
          <table:table-cell table:style-name="ce28" table:content-validation-name="val1">
            <draw:frame table:end-cell-address="Android.H65" table:end-x="7.2287in" table:end-y="2.3012in" draw:z-index="7" draw:name="Graphics 7" draw:style-name="gr2" draw:text-style-name="P2" svg:width="7.2307in" svg:height="3.0343in" svg:x="1.7138in" svg:y="1.7937in">
              <draw:image xlink:href="Pictures/200000070000526000003A8013B5A03E.svm" xlink:type="simple" xlink:show="embed" xlink:actuate="onLoad">
                <text:p/>
              </draw:image>
            </draw:frame>
          </table:table-cell>
          <table:table-cell table:style-name="ce41"/>
          <table:table-cell table:style-name="ce31" office:value-type="string">
            <text:p>It should display the Information same as which we enter for Delivery information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Online Shopping at Phresco Shopping Cart with entering Billing Information <text:s/>Payment method and Order Comments</text:p>
          </table:table-cell>
          <table:table-cell table:number-columns-repeated="1009"/>
        </table:table-row>
        <table:table-row table:style-name="ro28">
          <table:table-cell/>
          <table:table-cell table:style-name="ce13" office:value-type="string">
            <text:p>Online Shopping at Phresco Shopping Cart with entering all information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21</text:p>
          </table:table-cell>
          <table:table-cell table:style-name="ce28" office:value-type="string">
            <text:p>After Entering all the customer Information it will show <text:s/>the Submit Order button then Order Status .</text:p>
          </table:table-cell>
          <table:table-cell table:style-name="ce34" office:value-type="string">
            <text:p>1) click on Browse button at home page. <text:s text:c="18"/>2) select any item in the Category list . <text:s text:c="19"/>3) select any item in the <text:s/>menu. <text:s text:c="31"/>Ex: Electronic items . <text:s text:c="44"/>4)Click on button” Add To Cart” <text:s text:c="31"/>5)Give some Quantity <text:s text:c="42"/>6)Click on “UPDATE CART” button. <text:s text:c="25"/>7)Click on “VIEW MY CART” <text:s text:c="35"/>8)Click on “CHECKOUT” <text:s text:c="2"/>button <text:s text:c="29"/>9) Enter Customer information mail id <text:s text:c="23"/>10) Enter Delivery Information of Customer <text:s text:c="16"/>11)Enter Billing Information of details. <text:s text:c="19"/>12) Enter Payment Method <text:s text:c="38"/>13) Enter the Order Comments if we want. <text:s text:c="16"/>14) Click on Review Order. <text:s text:c="39"/>15) Click on Submit Order button <text:s text:c="90"/></text:p>
          </table:table-cell>
          <table:table-cell table:style-name="ce28" table:content-validation-name="val1"/>
          <table:table-cell table:style-name="ce41"/>
          <table:table-cell table:style-name="ce31" office:value-type="string">
            <text:p>It Should show <text:s/>the Order Status message like Order is complete and your <text:s/>order number is 001124(some number will give you)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Online Shopping at Phresco Shopping Cart with entering all information</text:p>
          </table:table-cell>
          <table:table-cell table:number-columns-repeated="1009"/>
        </table:table-row>
        <table:table-row table:style-name="ro29">
          <table:table-cell/>
          <table:table-cell table:style-name="Default" table:number-columns-repeated="14"/>
          <table:table-cell table:number-columns-repeated="1009"/>
        </table:table-row>
        <table:table-row table:style-name="ro30">
          <table:table-cell/>
          <table:table-cell table:style-name="Default" table:number-columns-repeated="14"/>
          <table:table-cell table:number-columns-repeated="1009"/>
        </table:table-row>
        <table:table-row table:style-name="ro29" table:number-rows-repeated="8">
          <table:table-cell/>
          <table:table-cell table:style-name="Default" table:number-columns-repeated="14"/>
          <table:table-cell table:number-columns-repeated="1009"/>
        </table:table-row>
        <table:table-row table:style-name="ro31">
          <table:table-cell table:number-columns-repeated="1024"/>
        </table:table-row>
        <table:table-row table:style-name="ro32">
          <table:table-cell table:number-columns-repeated="1024"/>
        </table:table-row>
        <table:table-row table:style-name="ro29" table:number-rows-repeated="65458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Test Report" table:style-name="ta2" table:print-ranges="'Test Report'.A1:'Test Report'.X22">
        <table:table-column table:style-name="co15" table:default-cell-style-name="ce62"/>
        <table:table-column table:style-name="co16" table:default-cell-style-name="ce62"/>
        <table:table-column table:style-name="co17" table:default-cell-style-name="ce62"/>
        <table:table-column table:style-name="co18" table:default-cell-style-name="ce62"/>
        <table:table-column table:style-name="co19" table:default-cell-style-name="ce62"/>
        <table:table-column table:style-name="co20" table:default-cell-style-name="ce62"/>
        <table:table-column table:style-name="co21" table:default-cell-style-name="ce62"/>
        <table:table-column table:style-name="co22" table:default-cell-style-name="ce62"/>
        <table:table-column table:style-name="co21" table:number-columns-repeated="13" table:default-cell-style-name="ce62"/>
        <table:table-column table:style-name="co23" table:default-cell-style-name="ce62"/>
        <table:table-column table:style-name="co24" table:number-columns-repeated="2" table:default-cell-style-name="ce62"/>
        <table:table-column table:style-name="co25" table:default-cell-style-name="ce62"/>
        <table:table-column table:style-name="co1" table:number-columns-repeated="999" table:default-cell-style-name="ce62"/>
        <table:table-row table:style-name="ro33">
          <table:table-cell table:style-name="ce50" office:value-type="string" table:number-columns-spanned="24" table:number-rows-spanned="1">
            <text:p>Pilot Project for SharePoint Application - Test Report</text:p>
            <draw:frame table:end-cell-address="'Test Report'.C1" table:end-x="0.5917in" table:end-y="0.6043in" draw:z-index="0" draw:name="Picture 1" draw:style-name="gr3" draw:text-style-name="P1" svg:width="2.124in" svg:height="0.5933in" svg:x="0.0713in" svg:y="0.011in">
              <draw:image xlink:href="Pictures/100000000000007F00000025956CFB12.jpg" xlink:type="simple" xlink:show="embed" xlink:actuate="onLoad">
                <text:p/>
              </draw:image>
            </draw:frame>
          </table:table-cell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116"/>
          <table:table-cell table:number-columns-repeated="1000"/>
        </table:table-row>
        <table:table-row table:style-name="ro29">
          <table:table-cell table:style-name="ce51"/>
          <table:table-cell table:style-name="ce64" table:number-columns-repeated="2"/>
          <table:table-cell table:style-name="ce80"/>
          <table:table-cell table:style-name="ce64" table:number-columns-repeated="19"/>
          <table:table-cell table:style-name="ce117"/>
          <table:table-cell table:number-columns-repeated="1000"/>
        </table:table-row>
        <table:table-row table:style-name="ro29">
          <table:table-cell table:style-name="ce52" office:value-type="string">
            <text:p>Project Name:</text:p>
          </table:table-cell>
          <table:table-cell table:style-name="ce65"/>
          <table:table-cell table:style-name="ce72" office:value-type="string" table:number-columns-spanned="2" table:number-rows-spanned="1">
            <text:p>Phresco</text:p>
          </table:table-cell>
          <table:covered-table-cell table:style-name="ce72"/>
          <table:table-cell table:style-name="ce87" office:value-type="string">
            <text:p>Tested By</text:p>
          </table:table-cell>
          <table:table-cell table:style-name="ce90"/>
          <table:table-cell table:style-name="ce64" table:number-columns-repeated="17"/>
          <table:table-cell table:style-name="ce117"/>
          <table:table-cell table:number-columns-repeated="1000"/>
        </table:table-row>
        <table:table-row table:style-name="ro29">
          <table:table-cell table:style-name="ce53" office:value-type="string">
            <text:p>Project ID:</text:p>
          </table:table-cell>
          <table:table-cell table:style-name="ce64"/>
          <table:table-cell table:style-name="ce73" office:value-type="string" table:number-columns-spanned="2" table:number-rows-spanned="1">
            <text:p>PHTN_PH</text:p>
          </table:table-cell>
          <table:covered-table-cell table:style-name="ce73"/>
          <table:table-cell table:style-name="ce88" office:value-type="string">
            <text:p>Testing Period</text:p>
          </table:table-cell>
          <table:table-cell table:style-name="ce91"/>
          <table:table-cell table:style-name="ce64" table:number-columns-repeated="17"/>
          <table:table-cell table:style-name="ce117"/>
          <table:table-cell table:number-columns-repeated="1000"/>
        </table:table-row>
        <table:table-row table:style-name="ro29">
          <table:table-cell table:style-name="ce53" office:value-type="string">
            <text:p>Module:</text:p>
          </table:table-cell>
          <table:table-cell table:style-name="ce64"/>
          <table:table-cell table:style-name="ce73" office:value-type="string" table:number-columns-spanned="2" table:number-rows-spanned="1">
            <text:p>Frame work</text:p>
          </table:table-cell>
          <table:covered-table-cell table:style-name="ce73"/>
          <table:table-cell table:style-name="ce89" office:value-type="string">
            <text:p>Test Data</text:p>
          </table:table-cell>
          <table:table-cell table:style-name="ce92"/>
          <table:table-cell table:style-name="ce64" table:number-columns-repeated="17"/>
          <table:table-cell table:style-name="ce117"/>
          <table:table-cell table:number-columns-repeated="1000"/>
        </table:table-row>
        <table:table-row table:style-name="ro29">
          <table:table-cell table:style-name="ce54" office:value-type="string">
            <text:p>SubModule:</text:p>
          </table:table-cell>
          <table:table-cell table:style-name="ce64"/>
          <table:table-cell table:style-name="ce73" table:number-columns-spanned="2" table:number-rows-spanned="1"/>
          <table:covered-table-cell table:style-name="ce73"/>
          <table:table-cell table:style-name="ce64" table:number-columns-repeated="19"/>
          <table:table-cell table:style-name="ce117"/>
          <table:table-cell table:number-columns-repeated="1000"/>
        </table:table-row>
        <table:table-row table:style-name="ro29">
          <table:table-cell table:style-name="ce55" office:value-type="string">
            <text:p>Verison No.</text:p>
          </table:table-cell>
          <table:table-cell table:style-name="ce66"/>
          <table:table-cell table:style-name="ce74" office:value-type="string" table:number-columns-spanned="2" table:number-rows-spanned="1">
            <text:p>Draft version</text:p>
          </table:table-cell>
          <table:covered-table-cell table:style-name="ce74"/>
          <table:table-cell table:style-name="ce64" table:number-columns-repeated="19"/>
          <table:table-cell table:style-name="ce117"/>
          <table:table-cell table:number-columns-repeated="1000"/>
        </table:table-row>
        <table:table-row table:style-name="ro29">
          <table:table-cell table:style-name="ce56"/>
          <table:table-cell table:style-name="ce64" table:number-columns-repeated="22"/>
          <table:table-cell table:style-name="ce117"/>
          <table:table-cell table:number-columns-repeated="1000"/>
        </table:table-row>
        <table:table-row table:style-name="ro29">
          <table:table-cell table:style-name="ce51"/>
          <table:table-cell table:style-name="ce64" table:number-columns-repeated="22"/>
          <table:table-cell table:style-name="ce117"/>
          <table:table-cell table:number-columns-repeated="1000"/>
        </table:table-row>
        <table:table-row table:style-name="ro29">
          <table:table-cell table:style-name="ce51"/>
          <table:table-cell table:style-name="ce64" table:number-columns-repeated="10"/>
          <table:table-cell table:style-name="ce108" office:value-type="string">
            <text:p>Defect Summary</text:p>
          </table:table-cell>
          <table:table-cell table:style-name="ce108" table:number-columns-repeated="2"/>
          <table:table-cell table:style-name="ce64" table:number-columns-repeated="9"/>
          <table:table-cell table:style-name="ce117"/>
          <table:table-cell table:number-columns-repeated="1000"/>
        </table:table-row>
        <table:table-row table:style-name="ro29">
          <table:table-cell table:style-name="ce51"/>
          <table:table-cell table:style-name="ce64" table:number-columns-repeated="22"/>
          <table:table-cell table:style-name="ce117"/>
          <table:table-cell table:number-columns-repeated="1000"/>
        </table:table-row>
        <table:table-row table:style-name="ro34">
          <table:table-cell table:style-name="ce57" office:value-type="string" table:number-columns-spanned="1" table:number-rows-spanned="2">
            <text:p>Test Cycle</text:p>
          </table:table-cell>
          <table:table-cell table:style-name="ce67" office:value-type="string" table:number-columns-spanned="1" table:number-rows-spanned="2">
            <text:p>Test Actual Execution Effort (Hrs)</text:p>
          </table:table-cell>
          <table:table-cell table:style-name="ce75" office:value-type="string" table:number-columns-spanned="1" table:number-rows-spanned="2">
            <text:p>No.of Test Cases Not Applicable </text:p>
          </table:table-cell>
          <table:table-cell table:style-name="ce81" office:value-type="string" table:number-columns-spanned="1" table:number-rows-spanned="2">
            <text:p>No.of Test Cases Passed </text:p>
          </table:table-cell>
          <table:table-cell table:style-name="ce81" office:value-type="string" table:number-columns-spanned="1" table:number-rows-spanned="2">
            <text:p>No.of Test Cases Failed </text:p>
          </table:table-cell>
          <table:table-cell table:style-name="ce93" office:value-type="string" table:number-columns-spanned="1" table:number-rows-spanned="2">
            <text:p>No.of Test Cases Not Executed</text:p>
          </table:table-cell>
          <table:table-cell table:style-name="ce101" office:value-type="string" table:number-columns-spanned="5" table:number-rows-spanned="1">
            <text:p>Defects Detected</text:p>
          </table:table-cell>
          <table:covered-table-cell table:style-name="ce104"/>
          <table:covered-table-cell table:style-name="ce104"/>
          <table:covered-table-cell table:style-name="ce104"/>
          <table:covered-table-cell table:style-name="ce106"/>
          <table:table-cell table:style-name="ce109" office:value-type="string" table:number-columns-spanned="5" table:number-rows-spanned="1">
            <text:p>Defects Terminated / Duplicated / Unverified</text:p>
          </table:table-cell>
          <table:covered-table-cell table:style-name="ce104"/>
          <table:covered-table-cell table:style-name="ce104"/>
          <table:covered-table-cell table:style-name="ce104"/>
          <table:covered-table-cell table:style-name="ce106"/>
          <table:table-cell table:style-name="ce110" office:value-type="string" table:number-columns-spanned="5" table:number-rows-spanned="1">
            <text:p>Defects Verified</text:p>
          </table:table-cell>
          <table:covered-table-cell table:style-name="ce104"/>
          <table:covered-table-cell table:style-name="ce104"/>
          <table:covered-table-cell table:style-name="ce104"/>
          <table:covered-table-cell table:style-name="ce111"/>
          <table:table-cell table:style-name="ce112" office:value-type="string" table:number-columns-spanned="1" table:number-rows-spanned="2">
            <text:p>Cumulative Defects Detected</text:p>
          </table:table-cell>
          <table:table-cell table:style-name="ce112" office:value-type="string" table:number-columns-spanned="1" table:number-rows-spanned="2">
            <text:p>Cumulative Defects T / D / U</text:p>
          </table:table-cell>
          <table:table-cell table:style-name="ce112" office:value-type="string" table:number-columns-spanned="1" table:number-rows-spanned="2">
            <text:p>Cumulative Defects Verified</text:p>
          </table:table-cell>
          <table:table-cell table:style-name="ce64"/>
          <table:table-cell table:style-name="ce119" table:number-columns-repeated="11"/>
          <table:table-cell table:style-name="ce121" table:number-columns-repeated="988"/>
        </table:table-row>
        <table:table-row table:style-name="ro35">
          <table:covered-table-cell table:style-name="ce58"/>
          <table:covered-table-cell table:style-name="ce68"/>
          <table:covered-table-cell table:style-name="ce76"/>
          <table:covered-table-cell table:style-name="ce82"/>
          <table:covered-table-cell table:style-name="ce82"/>
          <table:covered-table-cell table:style-name="ce94"/>
          <table:table-cell table:style-name="ce102" office:value-type="string">
            <text:p>Sev0</text:p>
          </table:table-cell>
          <table:table-cell table:style-name="ce105" office:value-type="string">
            <text:p>Sev1</text:p>
          </table:table-cell>
          <table:table-cell table:style-name="ce105" office:value-type="string">
            <text:p>Sev2</text:p>
          </table:table-cell>
          <table:table-cell table:style-name="ce105" office:value-type="string">
            <text:p>Sev3</text:p>
          </table:table-cell>
          <table:table-cell table:style-name="ce107" office:value-type="string">
            <text:p>Sev4</text:p>
          </table:table-cell>
          <table:table-cell table:style-name="ce102" office:value-type="string">
            <text:p>Sev0</text:p>
          </table:table-cell>
          <table:table-cell table:style-name="ce105" office:value-type="string">
            <text:p>Sev1</text:p>
          </table:table-cell>
          <table:table-cell table:style-name="ce105" office:value-type="string">
            <text:p>Sev2</text:p>
          </table:table-cell>
          <table:table-cell table:style-name="ce105" office:value-type="string">
            <text:p>Sev3</text:p>
          </table:table-cell>
          <table:table-cell table:style-name="ce107" office:value-type="string">
            <text:p>Sev4</text:p>
          </table:table-cell>
          <table:table-cell table:style-name="ce102" office:value-type="string">
            <text:p>Sev0</text:p>
          </table:table-cell>
          <table:table-cell table:style-name="ce105" office:value-type="string">
            <text:p>Sev1</text:p>
          </table:table-cell>
          <table:table-cell table:style-name="ce105" office:value-type="string">
            <text:p>Sev2</text:p>
          </table:table-cell>
          <table:table-cell table:style-name="ce105" office:value-type="string">
            <text:p>Sev3</text:p>
          </table:table-cell>
          <table:table-cell table:style-name="ce107" office:value-type="string">
            <text:p>Sev4</text:p>
          </table:table-cell>
          <table:covered-table-cell table:style-name="ce113"/>
          <table:covered-table-cell table:style-name="ce113"/>
          <table:covered-table-cell table:style-name="ce113"/>
          <table:table-cell table:style-name="ce64"/>
          <table:table-cell table:style-name="ce120" table:number-columns-repeated="11"/>
          <table:table-cell table:style-name="ce122" table:number-columns-repeated="988"/>
        </table:table-row>
        <table:table-row table:style-name="ro36">
          <table:table-cell table:style-name="ce59"/>
          <table:table-cell table:style-name="ce69" table:number-columns-repeated="4"/>
          <table:table-cell table:style-name="ce95"/>
          <table:table-cell table:style-name="ce103"/>
          <table:table-cell table:style-name="ce69" table:number-columns-repeated="4"/>
          <table:table-cell table:style-name="ce70" table:number-columns-repeated="9"/>
          <table:table-cell table:style-name="ce96"/>
          <table:table-cell table:style-name="ce114" table:formula="of:=SUM([.G14:.K14])" office:value-type="float" office:value="0">
            <text:p>0</text:p>
          </table:table-cell>
          <table:table-cell table:style-name="ce114" table:formula="of:=SUM([.L14:.P14])" office:value-type="float" office:value="0">
            <text:p>0</text:p>
          </table:table-cell>
          <table:table-cell table:style-name="ce114" table:formula="of:=SUM([.Q14:.U14])" office:value-type="float" office:value="0">
            <text:p>0</text:p>
          </table:table-cell>
          <table:table-cell table:style-name="ce64" table:number-columns-repeated="12"/>
          <table:table-cell table:style-name="ce123" table:number-columns-repeated="988"/>
        </table:table-row>
        <table:table-row table:style-name="ro36">
          <table:table-cell table:style-name="ce59"/>
          <table:table-cell table:style-name="ce70" table:number-columns-repeated="4"/>
          <table:table-cell table:style-name="ce96"/>
          <table:table-cell table:style-name="ce59"/>
          <table:table-cell table:style-name="ce70" table:number-columns-repeated="13"/>
          <table:table-cell table:style-name="ce96"/>
          <table:table-cell table:style-name="ce114" table:formula="of:=SUM([.G15:.K15])" office:value-type="float" office:value="0">
            <text:p>0</text:p>
          </table:table-cell>
          <table:table-cell table:style-name="ce114" table:formula="of:=SUM([.L15:.P15])" office:value-type="float" office:value="0">
            <text:p>0</text:p>
          </table:table-cell>
          <table:table-cell table:style-name="ce114" table:formula="of:=SUM([.Q15:.U15])" office:value-type="float" office:value="0">
            <text:p>0</text:p>
          </table:table-cell>
          <table:table-cell table:style-name="ce64" table:number-columns-repeated="12"/>
          <table:table-cell table:style-name="ce123" table:number-columns-repeated="988"/>
        </table:table-row>
        <table:table-row table:style-name="ro36">
          <table:table-cell table:style-name="ce60"/>
          <table:table-cell table:style-name="ce71" table:number-columns-repeated="4"/>
          <table:table-cell table:style-name="ce97"/>
          <table:table-cell table:style-name="ce60"/>
          <table:table-cell table:style-name="ce71" table:number-columns-repeated="13"/>
          <table:table-cell table:style-name="ce97"/>
          <table:table-cell table:style-name="ce115" table:formula="of:=SUM([.G16:.K16])" office:value-type="float" office:value="0">
            <text:p>0</text:p>
          </table:table-cell>
          <table:table-cell table:style-name="ce115" table:formula="of:=SUM([.L16:.P16])" office:value-type="float" office:value="0">
            <text:p>0</text:p>
          </table:table-cell>
          <table:table-cell table:style-name="ce115" table:formula="of:=SUM([.Q16:.U16])" office:value-type="float" office:value="0">
            <text:p>0</text:p>
          </table:table-cell>
          <table:table-cell table:style-name="ce64" table:number-columns-repeated="12"/>
          <table:table-cell table:style-name="ce123" table:number-columns-repeated="988"/>
        </table:table-row>
        <table:table-row table:style-name="ro29">
          <table:table-cell table:style-name="ce51"/>
          <table:table-cell table:style-name="ce64" table:number-columns-repeated="2"/>
          <table:table-cell table:style-name="ce83" office:value-type="string">
            <text:p>Test Case Coverage</text:p>
          </table:table-cell>
          <table:table-cell table:style-name="ce64" table:number-columns-repeated="19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37">
          <table:table-cell table:style-name="ce51"/>
          <table:table-cell table:style-name="ce64"/>
          <table:table-cell table:style-name="ce77" table:formula="of:=SUM([.C14:.C16])" office:value-type="float" office:value="0">
            <text:p>0</text:p>
          </table:table-cell>
          <table:table-cell table:style-name="ce84" table:formula="of:=SUM([.D14:.D16])" office:value-type="float" office:value="0">
            <text:p>0</text:p>
          </table:table-cell>
          <table:table-cell table:style-name="ce84" table:formula="of:=SUM([.E14:.E16])" office:value-type="float" office:value="0">
            <text:p>0</text:p>
          </table:table-cell>
          <table:table-cell table:style-name="ce98" table:formula="of:=SUM([.F14:.F16])" office:value-type="float" office:value="0">
            <text:p>0</text:p>
          </table:table-cell>
          <table:table-cell table:style-name="ce64" table:number-columns-repeated="17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35">
          <table:table-cell table:style-name="ce51"/>
          <table:table-cell table:style-name="ce64"/>
          <table:table-cell table:style-name="ce78" office:value-type="string">
            <text:p>% Test Cases NA</text:p>
          </table:table-cell>
          <table:table-cell table:style-name="ce85" office:value-type="string">
            <text:p>% Test Cases Passed</text:p>
          </table:table-cell>
          <table:table-cell table:style-name="ce85" office:value-type="string">
            <text:p>% Test Cases Failed</text:p>
          </table:table-cell>
          <table:table-cell table:style-name="ce99" office:value-type="string">
            <text:p>% Test Cases Not Executed</text:p>
          </table:table-cell>
          <table:table-cell table:style-name="ce64" table:number-columns-repeated="17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38">
          <table:table-cell table:style-name="ce51"/>
          <table:table-cell table:style-name="ce64"/>
          <table:table-cell table:style-name="ce79"/>
          <table:table-cell table:style-name="ce86" table:number-columns-repeated="2"/>
          <table:table-cell table:style-name="ce100"/>
          <table:table-cell table:style-name="ce64" table:number-columns-repeated="17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29">
          <table:table-cell table:style-name="ce51"/>
          <table:table-cell table:style-name="ce64" table:number-columns-repeated="22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29">
          <table:table-cell table:style-name="ce61"/>
          <table:table-cell table:style-name="ce66" table:number-columns-repeated="22"/>
          <table:table-cell table:style-name="ce118"/>
          <table:table-cell table:style-name="ce64" table:number-columns-repeated="12"/>
          <table:table-cell table:number-columns-repeated="988"/>
        </table:table-row>
        <table:table-row table:style-name="ro29" table:number-rows-repeated="2">
          <table:table-cell table:number-columns-repeated="24"/>
          <table:table-cell table:style-name="ce64" table:number-columns-repeated="12"/>
          <table:table-cell table:number-columns-repeated="988"/>
        </table:table-row>
        <table:table-row table:style-name="ro29" table:number-rows-repeated="65511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Automation Test Data " table:style-name="ta3" table:print="false"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number-columns-repeated="2" table:default-cell-style-name="ce127"/>
        <table:table-column table:style-name="co1" table:number-columns-repeated="1017" table:default-cell-style-name="ce127"/>
        <table:table-column table:style-name="co1" table:number-columns-repeated="2" table:default-cell-style-name="Default"/>
        <table:table-row table:style-name="ro39">
          <table:table-cell table:style-name="Default">
            <draw:frame table:end-cell-address="'Automation Test Data '.B1" table:end-x="1.5567in" table:end-y="0.7972in" draw:z-index="0" draw:name="Picture 9" draw:style-name="gr4" draw:text-style-name="P3" svg:width="3.4701in" svg:height="0.715in" svg:x="0.0776in" svg:y="0.0823in">
              <draw:image xlink:href="Pictures/100000000000007F00000025956CFB12.jpg" xlink:type="simple" xlink:show="embed" xlink:actuate="onLoad">
                <text:p/>
              </draw:image>
            </draw:frame>
            <draw:frame table:end-cell-address="'Automation Test Data '.B1" table:end-x="1.5567in" table:end-y="0.7972in" draw:z-index="1" draw:name="Picture 9" draw:style-name="gr4" draw:text-style-name="P3" svg:width="3.4701in" svg:height="0.715in" svg:x="0.0776in" svg:y="0.0823in">
              <draw:image xlink:href="Pictures/100000000000007F00000025956CFB12.jpg" xlink:type="simple" xlink:show="embed" xlink:actuate="onLoad">
                <text:p/>
              </draw:image>
            </draw:frame>
            <draw:frame table:end-cell-address="'Automation Test Data '.B1" table:end-x="1.5567in" table:end-y="0.7972in" draw:z-index="2" draw:name="Picture 9" draw:style-name="gr4" draw:text-style-name="P3" svg:width="3.4701in" svg:height="0.715in" svg:x="0.0776in" svg:y="0.0823in">
              <draw:image xlink:href="Pictures/100000000000007F00000025956CFB12.jpg" xlink:type="simple" xlink:show="embed" xlink:actuate="onLoad">
                <text:p/>
              </draw:image>
            </draw:frame>
          </table:table-cell>
          <table:table-cell table:style-name="Default"/>
          <table:table-cell table:style-name="ce131" office:value-type="string">
            <text:p>Pilot Project for AndroidNative Application</text:p>
          </table:table-cell>
          <table:table-cell table:style-name="ce133"/>
          <table:table-cell table:style-name="Default" table:number-columns-repeated="1018"/>
          <table:table-cell table:number-columns-repeated="2"/>
        </table:table-row>
        <table:table-row table:style-name="ro40">
          <table:table-cell table:style-name="ce124" office:value-type="string">
            <text:p>TestCase Id</text:p>
          </table:table-cell>
          <table:table-cell table:style-name="ce128" office:value-type="string">
            <text:p><text:s/>TestCase Method Name</text:p>
          </table:table-cell>
          <table:table-cell table:style-name="ce128" office:value-type="string">
            <text:p><text:s/>Test Case <text:s/>Description</text:p>
          </table:table-cell>
          <table:table-cell table:style-name="ce128" office:value-type="string">
            <text:p>Automation Testing Tool</text:p>
          </table:table-cell>
          <table:table-cell table:style-name="ce128" office:value-type="string">
            <text:p>Emulator</text:p>
          </table:table-cell>
          <table:table-cell table:style-name="Normal_20_2" table:number-columns-repeated="251"/>
          <table:table-cell table:style-name="Default" table:number-columns-repeated="766"/>
          <table:table-cell table:number-columns-repeated="2"/>
        </table:table-row>
        <table:table-row table:style-name="ro41">
          <table:table-cell table:style-name="ce125" office:value-type="string">
            <text:p>TC_1</text:p>
          </table:table-cell>
          <table:table-cell table:style-name="ce129" office:value-type="string">
            <text:p>testBrowseValidation</text:p>
          </table:table-cell>
          <table:table-cell table:style-name="ce132" office:value-type="string">
            <text:p>User can able to validate the Browse the items in ShoppingCart appln scenario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5" office:value-type="string">
            <text:p>TC_2</text:p>
          </table:table-cell>
          <table:table-cell table:style-name="ce130" office:value-type="string">
            <text:p>testBrowseVerification</text:p>
          </table:table-cell>
          <table:table-cell table:style-name="ce132" office:value-type="string">
            <text:p>User can able tol verifies the Browsing in ShoppingCart application.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3</text:p>
          </table:table-cell>
          <table:table-cell table:style-name="ce129" office:value-type="string">
            <text:p>testRegististrationValidation</text:p>
          </table:table-cell>
          <table:table-cell table:style-name="ce132" office:value-type="string">
            <text:p>User can able tovalidate the Registration for ShoppingCart application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4</text:p>
          </table:table-cell>
          <table:table-cell table:style-name="ce129" office:value-type="string">
            <text:p>testRegististrationVerification</text:p>
          </table:table-cell>
          <table:table-cell table:style-name="ce132" office:value-type="string">
            <text:p>User can able to verifies the Registration for ShoppingCart application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5</text:p>
          </table:table-cell>
          <table:table-cell table:style-name="ce129" office:value-type="string">
            <text:p>testSpecialOffers</text:p>
          </table:table-cell>
          <table:table-cell table:style-name="ce132" office:value-type="string">
            <text:p>User can able to show any SpecialOffers in the application.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6</text:p>
          </table:table-cell>
          <table:table-cell table:style-name="ce129" office:value-type="string">
            <text:p>testValidationLogin</text:p>
          </table:table-cell>
          <table:table-cell table:style-name="ce132" office:value-type="string">
            <text:p>User can able to validate the Login Activity .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7</text:p>
          </table:table-cell>
          <table:table-cell table:style-name="ce129" office:value-type="string">
            <text:p>testVerificationLogin</text:p>
          </table:table-cell>
          <table:table-cell table:style-name="ce132" office:value-type="string">
            <text:p>User can able to verifies <text:s/>the Login Activity .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29" table:number-rows-repeated="65526">
          <table:table-cell table:number-columns-repeated="1024"/>
        </table:table-row>
        <table:table-row table:style-name="ro29">
          <table:table-cell table:number-columns-repeated="1024"/>
        </table:table-row>
      </table:table>
      <table:named-expressions>
        <table:named-range table:name="_xlnm.Print_Area_2" table:base-cell-address="$Android.$A$1" table:cell-range-address="$'Test Report'.$A$1:.$X$22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/>
      <number:text>/</number:text>
      <number:day/>
      <number:text>/</number:text>
      <number:year number:style="long"/>
    </number:dat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20_25__20_-_20_Accent1" style:display-name="Excel Built-in 20% - Accent1" style:family="table-cell" style:parent-style-name="Excel_20_Built-in_20_Normal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Excel_20_Built-in_20_Normal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Excel_20_Built-in_20_Normal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Excel_20_Built-in_20_Normal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Excel_20_Built-in_20_Normal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Excel_20_Built-in_20_Normal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Excel_20_Built-in_20_Normal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Excel_20_Built-in_20_Normal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Excel_20_Built-in_20_Normal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Excel_20_Built-in_20_Normal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Excel_20_Built-in_20_Normal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Excel_20_Built-in_20_Normal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Excel_20_Built-in_20_Normal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Excel_20_Built-in_20_Normal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Excel_20_Built-in_20_Normal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Excel_20_Built-in_20_Normal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Excel_20_Built-in_20_Normal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Excel_20_Built-in_20_Normal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Excel_20_Built-in_20_Normal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Excel_20_Built-in_20_Normal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Excel_20_Built-in_20_Normal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Excel_20_Built-in_20_Normal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Excel_20_Built-in_20_Normal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Excel_20_Built-in_20_Normal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Excel_20_Built-in_20_Normal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Excel_20_Built-in_20_Normal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Excel_20_Built-in_20_Normal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Excel_20_Built-in_20_Normal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Excel_20_Built-in_20_Normal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Excel_20_Built-in_20_Normal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Excel_20_Built-in_20_Normal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Excel_20_Built-in_20_Normal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te" style:display-name="Excel Built-in Note" style:family="table-cell" style:parent-style-name="Excel_20_Built-in_20_Normal">
      <style:table-cell-properties fo:background-color="#ffffcc" style:diagonal-bl-tr="none" style:diagonal-tl-br="none" fo:border="0.0138in solid #c0c0c0"/>
    </style:style>
    <style:style style:name="Excel_20_Built-in_20_Output" style:display-name="Excel Built-in Output" style:family="table-cell" style:parent-style-name="Excel_20_Built-in_20_Normal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Excel_20_Built-in_20_Normal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Excel_20_Built-in_20_Normal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5in" fo:margin-bottom="0.5in" fo:margin-left="0.75in" fo:margin-right="0.75in" style:print-page-order="ttb" style:first-page-number="continue" style:scale-to="60%" style:writing-mode="lr-tb" style:print="charts drawings objects zero-values"/>
      <style:header-style>
        <style:header-footer-properties fo:min-height="0.5in" fo:margin-left="0in" fo:margin-right="0in" fo:margin-bottom="0.222in"/>
      </style:header-style>
      <style:footer-style>
        <style:header-footer-properties fo:min-height="0.5in" fo:margin-left="0in" fo:margin-right="0in" fo:margin-top="0.222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07/16/2012</text:date>, <text:time>15:4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hresco" style:display-name="PageStyle_Phres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Report" style:display-name="PageStyle_Test Report" style:page-layout-name="Mpm4">
      <style:header>
        <style:region-left>
          <text:p><text:span text:style-name="MT1">TP_ENG_12</text:span></text:p>
        </style:region-left>
        <style:region-center>
          <text:p><text:span text:style-name="MT1">Test Report</text:span></text:p>
        </style:region-center>
        <style:region-right>
          <text:p><text:span text:style-name="MT1">Ver.1.0</text:span></text:p>
          <text:p><text:span text:style-name="MT1">JULY 2007</text:span></text:p>
        </style:region-right>
      </style:header>
      <style:header-left style:display="false"/>
      <style:footer>
        <style:region-center>
          <text:p><text:span text:style-name="MT1">For any clarification, please contact sepg@photoninfotech.com</text:span></text:p>
          <text:p><text:span text:style-name="MT1">Photon InfoTech Confidential – Not to be shared outside</text:span></text:p>
        </style:region-center>
        <style:region-right>
          <text:p><text:span text:style-name="MT1">Page </text:span><text:span text:style-name="MT1"><text:page-number>1</text:page-number></text:span><text:span text:style-name="MT1">of </text:span><text:span text:style-name="MT1"><text:page-count>99</text:page-count></text:span></text:p>
        </style:region-right>
      </style:footer>
      <style:footer-left style:display="false"/>
    </style:master-page>
    <style:master-page style:name="PageStyle_5f_Automation_20_Test_20_Data_20_" style:display-name="PageStyle_Automation Test Data 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7-16T15:41:07.28</dc:date>
    <meta:generator>OpenOffice.org/3.1$Win32 OpenOffice.org_project/310m19$Build-9420</meta:generator>
    <meta:editing-duration>PT08H11M54S</meta:editing-duration>
    <meta:editing-cycles>84</meta:editing-cycles>
    <meta:document-statistic meta:table-count="3" meta:cell-count="466" meta:object-count="21"/>
  </office:meta>
</office:document-meta>
</file>